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6C0000000DC1F3BC54.png" manifest:media-type="image/png"/>
  <manifest:file-entry manifest:full-path="Pictures/1000018000017D9400000158B51E5434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fo:color="#fafafa" loext:opacity="100%"/>
    </style:style>
    <style:style style:name="P2" style:family="paragraph" style:parent-style-name="List_20_Paragraph" style:list-style-name="WWNum2">
      <style:text-properties fo:color="#fafafa" loext:opacity="100%"/>
    </style:style>
    <style:style style:name="P3" style:family="paragraph" style:parent-style-name="List_20_Paragraph">
      <style:paragraph-properties fo:text-align="justify" style:justify-single-word="false"/>
      <style:text-properties fo:color="#fafafa" loext:opacity="100%"/>
    </style:style>
    <style:style style:name="P4" style:family="paragraph" style:parent-style-name="List_20_Paragraph">
      <style:paragraph-properties fo:text-align="justify" style:justify-single-word="false"/>
      <style:text-properties fo:color="#fafafa" loext:opacity="100%" style:font-name="Times New Roman" style:font-name-complex="Times New Roman1"/>
    </style:style>
    <style:style style:name="P5" style:family="paragraph" style:parent-style-name="List_20_Paragraph">
      <style:text-properties fo:color="#fafafa" loext:opacity="100%" style:font-name="Times New Roman" fo:font-weight="bold" style:font-weight-asian="bold" style:font-name-complex="Times New Roman1" style:font-weight-complex="bold"/>
    </style:style>
    <style:style style:name="P6" style:family="paragraph" style:parent-style-name="List_20_Paragraph" style:list-style-name="WWNum3">
      <style:text-properties fo:color="#fafafa" loext:opacity="100%"/>
    </style:style>
    <style:style style:name="P7" style:family="paragraph" style:parent-style-name="List_20_Paragraph" style:list-style-name="WWNum4">
      <style:text-properties fo:color="#fafafa" loext:opacity="100%"/>
    </style:style>
    <style:style style:name="P8" style:family="paragraph" style:parent-style-name="List_20_Paragraph" style:list-style-name="WWNum5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9" style:family="paragraph" style:parent-style-name="List_20_Paragraph" style:list-style-name="WWNum6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0" style:family="paragraph" style:parent-style-name="List_20_Paragraph" style:list-style-name="WWNum10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1" style:family="paragraph" style:parent-style-name="List_20_Paragraph" style:list-style-name="WWNum14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2" style:family="paragraph" style:parent-style-name="List_20_Paragraph" style:list-style-name="WWNum15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3" style:family="paragraph" style:parent-style-name="List_20_Paragraph" style:list-style-name="WWNum16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4" style:family="paragraph" style:parent-style-name="List_20_Paragraph" style:list-style-name="WWNum32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5" style:family="paragraph" style:parent-style-name="List_20_Paragraph" style:list-style-name="WWNum22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6" style:family="paragraph" style:parent-style-name="List_20_Paragraph" style:list-style-name="WWNum21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7" style:family="paragraph" style:parent-style-name="List_20_Paragraph" style:list-style-name="WWNum23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8" style:family="paragraph" style:parent-style-name="List_20_Paragraph" style:list-style-name="WWNum24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19" style:family="paragraph" style:parent-style-name="List_20_Paragraph" style:list-style-name="WWNum25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20" style:family="paragraph" style:parent-style-name="List_20_Paragraph" style:list-style-name="WWNum36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21" style:family="paragraph" style:parent-style-name="List_20_Paragraph" style:list-style-name="WWNum37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22" style:family="paragraph" style:parent-style-name="List_20_Paragraph" style:list-style-name="WWNum38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23" style:family="paragraph" style:parent-style-name="List_20_Paragraph" style:list-style-name="WWNum41">
      <style:paragraph-properties fo:margin-top="0in" fo:margin-bottom="0.111in" style:contextual-spacing="true" fo:line-height="108%" fo:orphans="2" fo:widows="2"/>
      <style:text-properties fo:color="#fafafa" loext:opacity="100%"/>
    </style:style>
    <style:style style:name="P24" style:family="paragraph" style:parent-style-name="List_20_Paragraph" style:list-style-name="WWNum7">
      <style:paragraph-properties fo:margin-top="0in" fo:margin-bottom="0.111in" style:contextual-spacing="true" fo:line-height="108%" fo:text-align="justify" style:justify-single-word="false" fo:orphans="2" fo:widows="2"/>
      <style:text-properties fo:color="#fafafa" loext:opacity="100%"/>
    </style:style>
    <style:style style:name="P25" style:family="paragraph" style:parent-style-name="List_20_Paragraph" style:list-style-name="WWNum8">
      <style:text-properties fo:color="#fafafa" loext:opacity="100%"/>
    </style:style>
    <style:style style:name="P26" style:family="paragraph" style:parent-style-name="List_20_Paragraph" style:list-style-name="WWNum9">
      <style:text-properties fo:color="#fafafa" loext:opacity="100%"/>
    </style:style>
    <style:style style:name="P27" style:family="paragraph" style:parent-style-name="List_20_Paragraph" style:list-style-name="WWNum11">
      <style:text-properties fo:color="#fafafa" loext:opacity="100%"/>
    </style:style>
    <style:style style:name="P28" style:family="paragraph" style:parent-style-name="List_20_Paragraph" style:list-style-name="WWNum12">
      <style:text-properties fo:color="#fafafa" loext:opacity="100%"/>
    </style:style>
    <style:style style:name="P29" style:family="paragraph" style:parent-style-name="List_20_Paragraph" style:list-style-name="WWNum13">
      <style:text-properties fo:color="#fafafa" loext:opacity="100%"/>
    </style:style>
    <style:style style:name="P30" style:family="paragraph" style:parent-style-name="List_20_Paragraph" style:list-style-name="WWNum17">
      <style:text-properties fo:color="#fafafa" loext:opacity="100%"/>
    </style:style>
    <style:style style:name="P31" style:family="paragraph" style:parent-style-name="List_20_Paragraph" style:list-style-name="WWNum18">
      <style:text-properties fo:color="#fafafa" loext:opacity="100%"/>
    </style:style>
    <style:style style:name="P32" style:family="paragraph" style:parent-style-name="List_20_Paragraph" style:list-style-name="WWNum19">
      <style:paragraph-properties style:vertical-align="baseline"/>
      <style:text-properties fo:color="#fafafa" loext:opacity="100%"/>
    </style:style>
    <style:style style:name="P33" style:family="paragraph" style:parent-style-name="List_20_Paragraph" style:list-style-name="WWNum33">
      <style:text-properties fo:color="#fafafa" loext:opacity="100%"/>
    </style:style>
    <style:style style:name="P34" style:family="paragraph" style:parent-style-name="List_20_Paragraph" style:list-style-name="WWNum26">
      <style:text-properties fo:color="#fafafa" loext:opacity="100%"/>
    </style:style>
    <style:style style:name="P35" style:family="paragraph" style:parent-style-name="List_20_Paragraph" style:list-style-name="WWNum27">
      <style:text-properties fo:color="#fafafa" loext:opacity="100%"/>
    </style:style>
    <style:style style:name="P36" style:family="paragraph" style:parent-style-name="List_20_Paragraph" style:list-style-name="WWNum28">
      <style:text-properties fo:color="#fafafa" loext:opacity="100%"/>
    </style:style>
    <style:style style:name="P37" style:family="paragraph" style:parent-style-name="List_20_Paragraph" style:list-style-name="WWNum29">
      <style:text-properties fo:color="#fafafa" loext:opacity="100%"/>
    </style:style>
    <style:style style:name="P38" style:family="paragraph" style:parent-style-name="List_20_Paragraph" style:list-style-name="WWNum30">
      <style:text-properties fo:color="#fafafa" loext:opacity="100%"/>
    </style:style>
    <style:style style:name="P39" style:family="paragraph" style:parent-style-name="List_20_Paragraph" style:list-style-name="WWNum31">
      <style:text-properties fo:color="#fafafa" loext:opacity="100%"/>
    </style:style>
    <style:style style:name="P40" style:family="paragraph" style:parent-style-name="List_20_Paragraph" style:list-style-name="WWNum42">
      <style:text-properties fo:color="#fafafa" loext:opacity="100%"/>
    </style:style>
    <style:style style:name="P41" style:family="paragraph" style:parent-style-name="List_20_Paragraph" style:list-style-name="WWNum39">
      <style:paragraph-properties fo:orphans="2" fo:widows="2"/>
      <style:text-properties fo:color="#fafafa" loext:opacity="100%"/>
    </style:style>
    <style:style style:name="P42" style:family="paragraph" style:parent-style-name="List_20_Paragraph" style:list-style-name="WWNum40">
      <style:paragraph-properties fo:orphans="2" fo:widows="2"/>
      <style:text-properties fo:color="#fafafa" loext:opacity="100%"/>
    </style:style>
    <style:style style:name="P43" style:family="paragraph" style:parent-style-name="Standard">
      <style:paragraph-properties fo:text-align="center" style:justify-single-word="false"/>
      <style:text-properties fo:color="#fafafa" loext:opacity="100%"/>
    </style:style>
    <style:style style:name="P44" style:family="paragraph" style:parent-style-name="Standard">
      <style:paragraph-properties fo:text-align="center" style:justify-single-word="false"/>
      <style:text-properties fo:color="#fafafa" loext:opacity="100%" style:font-name="Times New Roman" style:font-name-complex="Times New Roman1"/>
    </style:style>
    <style:style style:name="P45" style:family="paragraph" style:parent-style-name="Standard">
      <style:text-properties fo:color="#fafafa" loext:opacity="100%" style:font-name="Times New Roman" style:font-name-complex="Times New Roman1"/>
    </style:style>
    <style:style style:name="P46" style:family="paragraph" style:parent-style-name="Standard">
      <style:paragraph-properties fo:margin-left="0.25in"/>
      <style:text-properties fo:color="#fafafa" loext:opacity="100%" style:font-name="Times New Roman" style:font-name-complex="Times New Roman1"/>
    </style:style>
    <style:style style:name="P47" style:family="paragraph" style:parent-style-name="Standard">
      <style:paragraph-properties fo:margin-top="0in" fo:margin-bottom="0.111in" style:contextual-spacing="false" fo:line-height="108%" fo:orphans="2" fo:widows="2"/>
      <style:text-properties fo:color="#fafafa" loext:opacity="100%" style:font-name="Times New Roman" style:font-name-complex="Times New Roman1"/>
    </style:style>
    <style:style style:name="P48" style:family="paragraph" style:parent-style-name="Standard">
      <style:paragraph-properties fo:margin-left="0.0728in"/>
      <style:text-properties fo:color="#fafafa" loext:opacity="100%" style:font-name="Times New Roman" style:font-name-complex="Times New Roman1"/>
    </style:style>
    <style:style style:name="P49" style:family="paragraph" style:parent-style-name="Standard">
      <style:paragraph-properties fo:margin-top="0in" fo:margin-bottom="0.111in" style:contextual-spacing="false" fo:line-height="108%" fo:orphans="2" fo:widows="2"/>
      <style:text-properties fo:color="#fafafa" loext:opacity="100%" style:font-name="Times New Roman" style:font-name-complex="Times New Roman1" style:font-size-complex="20pt"/>
    </style:style>
    <style:style style:name="P50" style:family="paragraph" style:parent-style-name="Standard">
      <style:paragraph-properties style:vertical-align="baseline"/>
      <style:text-properties fo:color="#fafafa" loext:opacity="100%" style:font-name="Times New Roman" style:font-name-complex="Times New Roman1"/>
    </style:style>
    <style:style style:name="P51" style:family="paragraph" style:parent-style-name="Standard">
      <style:text-properties fo:color="#fafafa" loext:opacity="100%" style:font-name="Times New Roman" style:font-name-complex="Times New Roman1"/>
    </style:style>
    <style:style style:name="P52" style:family="paragraph" style:parent-style-name="Standard">
      <style:paragraph-properties fo:margin-top="0in" fo:margin-bottom="0.111in" style:contextual-spacing="false" fo:line-height="108%" fo:orphans="2" fo:widows="2"/>
      <style:text-properties fo:color="#fafafa" loext:opacity="100%" style:font-name="Times New Roman" style:font-name-complex="Times New Roman1"/>
    </style:style>
    <style:style style:name="P53" style:family="paragraph" style:parent-style-name="Standard">
      <style:paragraph-properties fo:text-indent="0.5in" style:auto-text-indent="false"/>
      <style:text-properties fo:color="#fafafa" loext:opacity="100%" style:font-name="Times New Roman" style:font-name-complex="Times New Roman1"/>
    </style:style>
    <style:style style:name="P54" style:family="paragraph" style:parent-style-name="Standard">
      <style:text-properties fo:color="#fafafa" loext:opacity="100%" style:font-name="Times New Roman" style:font-name-asian="Times New Roman1"/>
    </style:style>
    <style:style style:name="P55" style:family="paragraph" style:parent-style-name="Standard">
      <style:paragraph-properties fo:margin-left="0.0728in"/>
      <style:text-properties fo:color="#fafafa" loext:opacity="100%" style:font-name="Times New Roman" style:font-name-asian="Times New Roman1" style:font-name-complex="Times New Roman1" style:font-weight-complex="bold"/>
    </style:style>
    <style:style style:name="P56" style:family="paragraph" style:parent-style-name="Standard">
      <style:text-properties fo:color="#fafafa" loext:opacity="100%" style:font-name="Times New Roman" style:font-name-asian="Times New Roman1" style:font-name-complex="Times New Roman1"/>
    </style:style>
    <style:style style:name="P57" style:family="paragraph" style:parent-style-name="Standard">
      <style:text-properties fo:color="#fafafa" loext:opacity="100%" style:font-name="Times New Roman" style:font-name-asian="Times New Roman1"/>
    </style:style>
    <style:style style:name="P58" style:family="paragraph" style:parent-style-name="Standard">
      <style:text-properties fo:color="#fafafa" loext:opacity="100%" style:font-name="Times New Roman" fo:font-weight="bold" style:font-name-asian="Times New Roman1" style:font-weight-asian="bold"/>
    </style:style>
    <style:style style:name="P59" style:family="paragraph" style:parent-style-name="Standard">
      <style:text-properties fo:color="#fafafa" loext:opacity="100%" style:font-name="Times New Roman" fo:font-weight="bold" style:font-name-asian="Times New Roman1" style:font-weight-asian="bold" style:font-name-complex="Times New Roman1"/>
    </style:style>
    <style:style style:name="P60" style:family="paragraph" style:parent-style-name="Standard">
      <style:paragraph-properties>
        <style:tab-stops>
          <style:tab-stop style:position="2.1354in"/>
        </style:tab-stops>
      </style:paragraph-properties>
      <style:text-properties fo:color="#fafafa" loext:opacity="100%" style:font-name="Times New Roman" fo:font-weight="bold" style:font-name-asian="Times New Roman1" style:font-weight-asian="bold" style:font-name-complex="Times New Roman1"/>
    </style:style>
    <style:style style:name="P61" style:family="paragraph" style:parent-style-name="Standard">
      <style:paragraph-properties>
        <style:tab-stops>
          <style:tab-stop style:position="2.3646in"/>
        </style:tab-stops>
      </style:paragraph-properties>
      <style:text-properties fo:color="#fafafa" loext:opacity="100%" style:font-name="Times New Roman" fo:font-weight="bold" style:font-name-asian="Times New Roman1" style:font-weight-asian="bold"/>
    </style:style>
    <style:style style:name="P62" style:family="paragraph" style:parent-style-name="Standard">
      <style:text-properties fo:color="#fafafa" loext:opacity="100%" style:font-name="Times New Roman" fo:font-weight="bold" style:font-weight-asian="bold" style:font-weight-complex="bold"/>
    </style:style>
    <style:style style:name="P63" style:family="paragraph" style:parent-style-name="Standard">
      <style:text-properties fo:color="#fafafa" loext:opacity="100%" style:font-name="Times New Roman" fo:font-weight="bold" style:font-weight-asian="bold" style:font-name-complex="Times New Roman1"/>
    </style:style>
    <style:style style:name="P64" style:family="paragraph" style:parent-style-name="Standard">
      <style:text-properties fo:color="#fafafa" loext:opacity="100%" style:font-name="Times New Roman" style:font-weight-complex="bold"/>
    </style:style>
    <style:style style:name="P65" style:family="paragraph" style:parent-style-name="Standard">
      <style:paragraph-properties fo:margin-top="0in" fo:margin-bottom="0.111in" style:contextual-spacing="false" fo:line-height="108%" fo:orphans="2" fo:widows="2"/>
      <style:text-properties fo:color="#fafafa" loext:opacity="100%" style:font-name="Times New Roman" fo:font-size="4pt" style:font-size-asian="4pt" style:font-name-complex="Times New Roman1" style:font-size-complex="20pt"/>
    </style:style>
    <style:style style:name="P66" style:family="paragraph" style:parent-style-name="Standard">
      <style:paragraph-properties fo:text-align="end" style:justify-single-word="false"/>
      <style:text-properties fo:color="#fafafa" loext:opacity="100%"/>
    </style:style>
    <style:style style:name="P67" style:family="paragraph" style:parent-style-name="Standard">
      <style:text-properties fo:color="#fafafa" loext:opacity="100%"/>
    </style:style>
    <style:style style:name="P68" style:family="paragraph" style:parent-style-name="Standard">
      <style:paragraph-properties fo:text-align="justify" style:justify-single-word="false"/>
      <style:text-properties fo:color="#fafafa" loext:opacity="100%"/>
    </style:style>
    <style:style style:name="P69" style:family="paragraph" style:parent-style-name="Standard">
      <style:paragraph-properties fo:margin-top="0in" fo:margin-bottom="0.111in" style:contextual-spacing="false" fo:line-height="108%" fo:orphans="2" fo:widows="2"/>
      <style:text-properties fo:color="#fafafa" loext:opacity="100%"/>
    </style:style>
    <style:style style:name="P70" style:family="paragraph" style:parent-style-name="Standard" style:list-style-name="WWNum20">
      <style:paragraph-properties fo:margin-top="0in" fo:margin-bottom="0.111in" style:contextual-spacing="false" fo:line-height="108%" fo:orphans="2" fo:widows="2">
        <style:tab-stops/>
      </style:paragraph-properties>
      <style:text-properties fo:color="#fafafa" loext:opacity="100%"/>
    </style:style>
    <style:style style:name="P71" style:family="paragraph" style:parent-style-name="Standard">
      <style:paragraph-properties fo:margin-left="0.0728in"/>
      <style:text-properties fo:color="#fafafa" loext:opacity="100%"/>
    </style:style>
    <style:style style:name="P72" style:family="paragraph" style:parent-style-name="Standard">
      <style:paragraph-properties style:vertical-align="baseline"/>
      <style:text-properties fo:color="#fafafa" loext:opacity="100%"/>
    </style:style>
    <style:style style:name="P73" style:family="paragraph" style:parent-style-name="Standard">
      <style:paragraph-properties fo:text-indent="0.5in" style:auto-text-indent="false" style:vertical-align="baseline"/>
      <style:text-properties fo:color="#fafafa" loext:opacity="100%"/>
    </style:style>
    <style:style style:name="P74" style:family="paragraph" style:parent-style-name="Standard">
      <style:paragraph-properties fo:text-indent="0.25in" style:auto-text-indent="false"/>
      <style:text-properties fo:color="#fafafa" loext:opacity="100%"/>
    </style:style>
    <style:style style:name="P75" style:family="paragraph" style:parent-style-name="Standard">
      <style:text-properties fo:color="#fafafa" loext:opacity="100%" style:font-name="TimesNewRomanPSMT" fo:font-size="11.5pt" style:font-size-asian="11.5pt" style:font-name-complex="TimesNewRomanPSMT1" style:font-size-complex="11.5pt"/>
    </style:style>
    <style:style style:name="P76" style:family="paragraph" style:parent-style-name="Standard">
      <style:paragraph-properties fo:text-indent="0.5in" style:auto-text-indent="false"/>
      <style:text-properties fo:color="#fafafa" loext:opacity="100%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style:font-name-asian="Times New Roman1" style:font-weight-asian="bold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style:font-name-complex="Times New Roman1" style:font-weight-complex="bold"/>
    </style:style>
    <style:style style:name="T8" style:family="text">
      <style:text-properties style:font-name="Times New Roman" style:font-name-complex="Times New Roman1" style:font-size-complex="20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style:font-name-asian="Times New Roman1"/>
    </style:style>
    <style:style style:name="T11" style:family="text">
      <style:text-properties style:font-name="Times New Roman" style:font-name-asian="Times New Roman1" style:font-name-complex="Times New Roman1"/>
    </style:style>
    <style:style style:name="T12" style:family="text">
      <style:text-properties style:font-name="Times New Roman" style:font-name-asian="Times New Roman1" style:font-name-complex="Times New Roman1" style:font-weight-complex="bold"/>
    </style:style>
    <style:style style:name="T13" style:family="text">
      <style:text-properties style:font-name="Times New Roman" style:font-name-asian="Times New Roman1" style:font-name-complex="Times New Roman1"/>
    </style:style>
    <style:style style:name="T14" style:family="text">
      <style:text-properties style:font-name="Times New Roman" style:font-name-asian="Times New Roman1"/>
    </style:style>
    <style:style style:name="T15" style:family="text">
      <style:text-properties style:font-name="Times New Roman" style:font-weight-complex="bold"/>
    </style:style>
    <style:style style:name="T16" style:family="text">
      <style:text-properties style:font-name="Times New Roman" style:font-name-asian="Calibri1" style:font-name-complex="Times New Roman1" style:font-size-complex="20pt"/>
    </style:style>
    <style:style style:name="T17" style:family="text">
      <style:text-properties style:font-name="Times New Roman" fo:font-size="4pt" style:font-size-asian="4pt" style:font-name-complex="Times New Roman1" style:font-size-complex="20pt"/>
    </style:style>
    <style:style style:name="T18" style:family="text">
      <style:text-properties style:font-name="Times New Roman" fo:font-style="italic" style:font-style-asian="italic" style:font-name-complex="Times New Roman1" style:font-style-complex="italic"/>
    </style:style>
    <style:style style:name="T19" style:family="text">
      <style:text-properties fo:color="#333333" loext:opacity="100%" style:font-name="Times New Roman" style:font-name-asian="Times New Roman1" style:font-name-complex="Times New Roman1" style:font-weight-complex="bold"/>
    </style:style>
    <style:style style:name="T20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Times New Roman" fo:font-weight="bold" style:font-name-asian="Times New Roman1" style:font-weight-asian="bold" style:font-name-complex="Times New Roman1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Times New Roman" style:font-name-asian="Times New Roman1">
        <loext:char-complex-color loext:theme-type="dark1" loext:color-type="theme"/>
      </style:text-properties>
    </style:style>
    <style:style style:name="T23" style:family="text">
      <style:text-properties fo:color="#010101" loext:opacity="100%" style:font-name="Times New Roman" style:font-name-asian="Times New Roman1" style:font-name-complex="Times New Roman1"/>
    </style:style>
    <style:style style:name="T24" style:family="text">
      <style:text-properties style:font-name="TimesNewRomanPSMT" fo:font-size="11.5pt" style:font-size-asian="11.5pt" style:font-name-complex="TimesNewRomanPSMT1" style:font-size-complex="11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">Sample Paper</text:span></text:p>
      <text:p text:style-name="P43"><text:span text:style-name="T1"><text:s/>FINALTERM EXAMINATION </text:span></text:p>
      <text:p text:style-name="P43"><text:span text:style-name="T6">Fall 2022</text:span></text:p>
      <text:p text:style-name="P43"><text:span text:style-name="T6">CS201 – Introduction to Programming</text:span></text:p>
      <text:p text:style-name="P44"/>
      <text:p text:style-name="P43"><text:span text:style-name="T6"><text:s/></text:span></text:p>
      <text:p text:style-name="P66"><text:span text:style-name="T6">Time: 90 min</text:span></text:p>
      <text:p text:style-name="P66"><text:span text:style-name="T6">Marks: 60</text:span></text:p>
      <text:p text:style-name="P54"/>
      <text:p text:style-name="P54"/>
      <text:p text:style-name="P58"/>
      <text:p text:style-name="P67"><text:span text:style-name="T4">Question No: 1 <text:s text:c="5"/>(Marks: 01) - Please choose the correct option</text:span></text:p>
      <text:p text:style-name="P67"><draw:frame draw:style-name="fr1" draw:name="Picture 1" text:anchor-type="as-char" svg:width="6.1354in" svg:height="0.0161in" draw:z-index="0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64"/>
      <text:p text:style-name="P67"><text:span text:style-name="T15">…………. function is used to determine the current location while reading a file.</text:span></text:p>
      <text:p text:style-name="P67"/>
      <text:list text:style-name="WWNum1">
        <text:list-item>
          <text:p text:style-name="P1"><text:span text:style-name="T11">tellp()</text:span></text:p>
        </text:list-item>
        <text:list-item>
          <text:p text:style-name="P1"><text:span text:style-name="T11">tellg()</text:span></text:p>
        </text:list-item>
        <text:list-item>
          <text:p text:style-name="P1"><text:span text:style-name="T11">seekp()</text:span></text:p>
        </text:list-item>
        <text:list-item>
          <text:p text:style-name="P1"><text:span text:style-name="T11">seekg()</text:span></text:p>
        </text:list-item>
      </text:list>
      <text:p text:style-name="P58"/>
      <text:p text:style-name="P67"><text:span text:style-name="T4">Question No: 2 <text:s text:c="5"/>(Marks: 01) - Please choose the correct option</text:span></text:p>
      <text:p text:style-name="P67"><draw:frame draw:style-name="fr1" draw:name="Image2" text:anchor-type="as-char" svg:width="6.1354in" svg:height="0.0161in" draw:z-index="1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15">…………. operator can be used for masking of flags.</text:span></text:p>
      <text:p text:style-name="P62"/>
      <text:list text:style-name="WWNum2">
        <text:list-item>
          <text:p text:style-name="P2"><text:span text:style-name="T10">^</text:span></text:p>
        </text:list-item>
        <text:list-item>
          <text:p text:style-name="P2"><text:span text:style-name="T10">&amp;&amp;</text:span></text:p>
        </text:list-item>
        <text:list-item>
          <text:p text:style-name="P2"><text:span text:style-name="T10">||</text:span></text:p>
        </text:list-item>
        <text:list-item>
          <text:p text:style-name="P2"><text:span text:style-name="T10">&gt;&gt;</text:span></text:p>
        </text:list-item>
      </text:list>
      <text:p text:style-name="P58"/>
      <text:p text:style-name="P67"><text:span text:style-name="T4">Question No: 3 <text:s text:c="5"/>(Marks: 01) - Please choose the correct option</text:span></text:p>
      <text:p text:style-name="P67"><draw:frame draw:style-name="fr1" draw:name="Image3" text:anchor-type="as-char" svg:width="6.1354in" svg:height="0.0161in" draw:z-index="2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10">What will be the output of the following code?</text:span></text:p>
      <text:p text:style-name="P68"><text:span text:style-name="T6"><text:s text:c="2"/><text:line-break/> int main(){</text:span></text:p>
      <text:p text:style-name="P68"><text:span text:style-name="T6"><text:s text:c="4"/>int i = 20; </text:span></text:p>
      <text:p text:style-name="P3"><text:span text:style-name="T6"><text:tab/></text:span></text:p>
      <text:p text:style-name="P68"><text:span text:style-name="T6"><text:s text:c="4"/>for(int i=1;i&lt;10;i++);</text:span></text:p>
      <text:p text:style-name="P68"><text:span text:style-name="T6"><text:s text:c="4"/>cout&lt;&lt;i; </text:span></text:p>
      <text:p text:style-name="P4"/>
      <text:p text:style-name="P68"><text:span text:style-name="T6"><text:s text:c="4"/>return 0;</text:span></text:p>
      <text:p text:style-name="P68"><text:span text:style-name="T6">}</text:span></text:p>
      <text:p text:style-name="P45"/>
      <text:list text:style-name="WWNum3">
        <text:list-item>
          <text:p text:style-name="P6"><text:span text:style-name="T6">10</text:span></text:p>
        </text:list-item>
        <text:list-item>
          <text:p text:style-name="P6"><text:soft-page-break/><text:span text:style-name="T6">20</text:span></text:p>
        </text:list-item>
        <text:list-item>
          <text:p text:style-name="P6"><text:span text:style-name="T6">9</text:span></text:p>
        </text:list-item>
        <text:list-item>
          <text:p text:style-name="P6"><text:span text:style-name="T6">1</text:span></text:p>
        </text:list-item>
      </text:list>
      <text:p text:style-name="P46"/>
      <text:p text:style-name="P46"/>
      <text:p text:style-name="P67"><text:span text:style-name="T4">Question No: 4 <text:s text:c="5"/>(Marks: 01) - Please choose the correct option</text:span></text:p>
      <text:p text:style-name="P67"><draw:frame draw:style-name="fr1" draw:name="Image4" text:anchor-type="as-char" svg:width="6.1354in" svg:height="0.0161in" draw:z-index="3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10">What will be the output of the following code?</text:span></text:p>
      <text:p text:style-name="P45"/>
      <text:p text:style-name="P67"><text:span text:style-name="T6">int main() {</text:span></text:p>
      <text:p text:style-name="P67"><text:span text:style-name="T6"><text:s text:c="2"/>change();</text:span></text:p>
      <text:p text:style-name="P67"><text:span text:style-name="T6"><text:s text:c="2"/>return 0;</text:span></text:p>
      <text:p text:style-name="P67"><text:span text:style-name="T6">}</text:span></text:p>
      <text:p text:style-name="P67"><text:span text:style-name="T6">int change (int a=12){</text:span></text:p>
      <text:p text:style-name="P67"><text:span text:style-name="T6"><text:s text:c="3"/>int b=12;</text:span></text:p>
      <text:p text:style-name="P67"><text:span text:style-name="T6"><text:s text:c="3"/>a = a + b;</text:span></text:p>
      <text:p text:style-name="P67"><text:span text:style-name="T6"><text:s text:c="2"/>cout&lt;&lt;a++;</text:span></text:p>
      <text:p text:style-name="P67"><text:span text:style-name="T6">}</text:span></text:p>
      <text:p text:style-name="P45"/>
      <text:list text:style-name="WWNum4">
        <text:list-item>
          <text:p text:style-name="P7"><text:span text:style-name="T6">12</text:span></text:p>
        </text:list-item>
        <text:list-item>
          <text:p text:style-name="P7"><text:span text:style-name="T6">24</text:span></text:p>
        </text:list-item>
        <text:list-item>
          <text:p text:style-name="P7"><text:span text:style-name="T6">25</text:span></text:p>
        </text:list-item>
        <text:list-item>
          <text:p text:style-name="P7"><text:span text:style-name="T6">26</text:span></text:p>
        </text:list-item>
      </text:list>
      <text:p text:style-name="P45"/>
      <text:p text:style-name="P67"><text:span text:style-name="T4">Question No: 5 <text:s text:c="5"/>(Marks: 01) - Please choose the correct option</text:span></text:p>
      <text:p text:style-name="P67"><draw:frame draw:style-name="fr1" draw:name="Image5" text:anchor-type="as-char" svg:width="6.1354in" svg:height="0.0161in" draw:z-index="4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5"/>
      <text:p text:style-name="P69"><text:span text:style-name="T6">While handling files in C++, the </text:span><text:span text:style-name="T7">default</text:span><text:span text:style-name="T2"> </text:span><text:span text:style-name="T7">mode</text:span><text:span text:style-name="T6"> of “</text:span><text:span text:style-name="T7">ifstream”</text:span><text:span text:style-name="T6"> library for opening file is.</text:span></text:p>
      <text:list text:style-name="WWNum5">
        <text:list-item>
          <text:p text:style-name="P8"><text:span text:style-name="T6">ios::ate</text:span></text:p>
        </text:list-item>
        <text:list-item>
          <text:p text:style-name="P8"><text:span text:style-name="T6">ios::out</text:span></text:p>
        </text:list-item>
        <text:list-item>
          <text:p text:style-name="P8"><text:span text:style-name="T6">ios::in</text:span></text:p>
        </text:list-item>
        <text:list-item>
          <text:p text:style-name="P8"><text:span text:style-name="T6">ios::app</text:span></text:p>
        </text:list-item>
      </text:list>
      <text:p text:style-name="P47"/>
      <text:p text:style-name="P67"><text:span text:style-name="T4">Question No: 6 <text:s text:c="5"/>(Marks: 01) - Please choose the correct option</text:span></text:p>
      <text:p text:style-name="P67"><draw:frame draw:style-name="fr1" draw:name="Image6" text:anchor-type="as-char" svg:width="6.1354in" svg:height="0.0161in" draw:z-index="5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7"/>
      <text:p text:style-name="P69"><text:span text:style-name="T6">In C++, “</text:span><text:span text:style-name="T7">getline()”</text:span><text:span text:style-name="T6"> function is a built-in function that allows accepting and reading.</text:span></text:p>
      <text:list text:style-name="WWNum6">
        <text:list-item>
          <text:p text:style-name="P9"><text:span text:style-name="T6">Single line</text:span></text:p>
        </text:list-item>
        <text:list-item>
          <text:p text:style-name="P9"><text:span text:style-name="T6">Multiple lines</text:span></text:p>
        </text:list-item>
        <text:list-item>
          <text:p text:style-name="P9"><text:span text:style-name="T6">Single and Multiple lines</text:span></text:p>
        </text:list-item>
        <text:list-item>
          <text:p text:style-name="P9"><text:span text:style-name="T6">Only multiword input</text:span></text:p>
        </text:list-item>
      </text:list>
      <text:p text:style-name="P47"><text:soft-page-break/></text:p>
      <text:p text:style-name="P47"/>
      <text:p text:style-name="P67"><text:span text:style-name="T4">Question No: 7 <text:s text:c="5"/>(Marks: 01) - Please choose the correct option</text:span></text:p>
      <text:p text:style-name="P67"><draw:frame draw:style-name="fr1" draw:name="Image7" text:anchor-type="as-char" svg:width="6.1354in" svg:height="0.0161in" draw:z-index="6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text:span text:style-name="T10"><text:line-break/></text:span></text:p>
      <text:p text:style-name="P69"><text:span text:style-name="T6">Which one of the following is correct definition of structure?</text:span></text:p>
      <text:list text:style-name="WWNum7">
        <text:list-item>
          <text:p text:style-name="P24"><text:span text:style-name="T6">struct Student{char name[30]}</text:span></text:p>
        </text:list-item>
        <text:list-item>
          <text:p text:style-name="P24"><text:span text:style-name="T6">struct Student {char name[30];}</text:span></text:p>
        </text:list-item>
        <text:list-item>
          <text:p text:style-name="P24"><text:span text:style-name="T6">struct Student {char name[35];}; </text:span></text:p>
        </text:list-item>
        <text:list-item>
          <text:p text:style-name="P24"><text:span text:style-name="T6">struct {char name[30]};</text:span></text:p>
        </text:list-item>
      </text:list>
      <text:p text:style-name="P47"/>
      <text:p text:style-name="P67"><text:span text:style-name="T4">Question No: 8 <text:s text:c="5"/>(Marks: 01) - Please choose the correct option</text:span></text:p>
      <text:p text:style-name="P67"><draw:frame draw:style-name="fr1" draw:name="Image8" text:anchor-type="as-char" svg:width="6.1354in" svg:height="0.0161in" draw:z-index="7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7"/>
      <text:p text:style-name="P67"><text:span text:style-name="T6">struct book {</text:span></text:p>
      <text:p text:style-name="P67"><text:span text:style-name="T6"><text:s/>char title[20];</text:span></text:p>
      <text:p text:style-name="P67"><text:span text:style-name="T6">};</text:span></text:p>
      <text:p text:style-name="P45"/>
      <text:p text:style-name="P67"><text:span text:style-name="T6">int main(){</text:span></text:p>
      <text:p text:style-name="P67"><text:span text:style-name="T6"><text:s/>book * sptr;</text:span></text:p>
      <text:p text:style-name="P67"><text:span text:style-name="T6">}</text:span></text:p>
      <text:p text:style-name="P45"/>
      <text:p text:style-name="P67"><text:span text:style-name="T6">From the above code the correct way to access the data member </text:span><text:span text:style-name="T2">title</text:span><text:span text:style-name="T6"> of the structure </text:span><text:span text:style-name="T2">book</text:span><text:span text:style-name="T6"> through pointer is?</text:span></text:p>
      <text:p text:style-name="P45"/>
      <text:list text:style-name="WWNum8">
        <text:list-item>
          <text:p text:style-name="P25"><text:span text:style-name="T6">sptr.title</text:span></text:p>
        </text:list-item>
        <text:list-item>
          <text:p text:style-name="P25"><text:span text:style-name="T6">sptr:title</text:span></text:p>
        </text:list-item>
        <text:list-item>
          <text:p text:style-name="P25"><text:span text:style-name="T6">sptr-&gt;title</text:span></text:p>
        </text:list-item>
        <text:list-item>
          <text:p text:style-name="P25"><text:span text:style-name="T6">.sptr*title</text:span></text:p>
        </text:list-item>
      </text:list>
      <text:p text:style-name="P45"/>
      <text:p text:style-name="P45"/>
      <text:p text:style-name="P67"><text:span text:style-name="T4">Question No: 9 <text:s text:c="5"/>(Marks: 01) - Please choose the correct option</text:span></text:p>
      <text:p text:style-name="P67"><draw:frame draw:style-name="fr1" draw:name="Image9" text:anchor-type="as-char" svg:width="6.1354in" svg:height="0.0161in" draw:z-index="8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45"/>
      <text:p text:style-name="P71"><text:span text:style-name="T6">What will be the output of the following program?</text:span></text:p>
      <text:p text:style-name="P48"/>
      <text:p text:style-name="P71"><text:span text:style-name="T12">#include &lt;iostream&gt;</text:span></text:p>
      <text:p text:style-name="P67"><text:span text:style-name="T12"><text:s text:c="2"/>#define LIMIT 3</text:span></text:p>
      <text:p text:style-name="P55"/>
      <text:p text:style-name="P71"><text:span text:style-name="T12">int main()</text:span></text:p>
      <text:p text:style-name="P71"><text:soft-page-break/><text:span text:style-name="T12">{</text:span></text:p>
      <text:p text:style-name="P71"><text:span text:style-name="T12"><text:s text:c="4"/>for (int i = 2; i &lt; LIMIT; i++) {</text:span></text:p>
      <text:p text:style-name="P71"><text:span text:style-name="T12"><text:s text:c="8"/>std::cout &lt;&lt; i* LIMIT &lt;&lt; "\t";</text:span></text:p>
      <text:p text:style-name="P71"><text:span text:style-name="T12"><text:s text:c="4"/>}</text:span></text:p>
      <text:p text:style-name="P71"><text:span text:style-name="T12"><text:s text:c="4"/>return 0;</text:span></text:p>
      <text:p text:style-name="P71"><text:span text:style-name="T12">}</text:span></text:p>
      <text:list text:style-name="WWNum9">
        <text:list-item>
          <text:p text:style-name="P26"><text:span text:style-name="T6">6</text:span></text:p>
        </text:list-item>
        <text:list-item>
          <text:p text:style-name="P26"><text:span text:style-name="T6">2<text:tab/>3<text:tab/>6</text:span></text:p>
        </text:list-item>
        <text:list-item>
          <text:p text:style-name="P26"><text:span text:style-name="T6">3</text:span></text:p>
        </text:list-item>
        <text:list-item>
          <text:p text:style-name="P26"><text:span text:style-name="T6">9</text:span></text:p>
        </text:list-item>
      </text:list>
      <text:p text:style-name="P46"/>
      <text:p text:style-name="P46"/>
      <text:p text:style-name="P67"><text:span text:style-name="T4">Question No: 10 <text:s text:c="5"/>(Marks: 01) - Please choose the correct option</text:span></text:p>
      <text:p text:style-name="P67"><draw:frame draw:style-name="fr1" draw:name="Image10" text:anchor-type="as-char" svg:width="6.1354in" svg:height="0.0161in" draw:z-index="9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5"/>
      <text:p text:style-name="P69"><text:span text:style-name="T6">The proper way of defining a macro is.</text:span></text:p>
      <text:list text:style-name="WWNum10">
        <text:list-item>
          <text:p text:style-name="P10"><text:span text:style-name="T6"><text:s/>#define SIZE 5;</text:span></text:p>
        </text:list-item>
        <text:list-item>
          <text:p text:style-name="P10"><text:span text:style-name="T6">#define SIZE 5 </text:span></text:p>
        </text:list-item>
        <text:list-item>
          <text:p text:style-name="P10"><text:span text:style-name="T6"><text:s/>Set SIZE 5;</text:span></text:p>
        </text:list-item>
        <text:list-item>
          <text:p text:style-name="P10"><text:span text:style-name="T6">#set SIZE 5</text:span></text:p>
        </text:list-item>
      </text:list>
      <text:p text:style-name="P46"/>
      <text:p text:style-name="P67"><text:span text:style-name="T4">Question No: 11 <text:s text:c="5"/>(Marks: 01) - Please choose the correct option</text:span></text:p>
      <text:p text:style-name="P67"><draw:frame draw:style-name="fr1" draw:name="Image11" text:anchor-type="as-char" svg:width="6.1354in" svg:height="0.0161in" draw:z-index="10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In C++, dynamic memory allocation in done on _____ memory.<text:line-break/></text:span></text:p>
      <text:list text:style-name="WWNum11">
        <text:list-item>
          <text:p text:style-name="P27"><text:span text:style-name="T6">Static</text:span></text:p>
        </text:list-item>
        <text:list-item>
          <text:p text:style-name="P27"><text:span text:style-name="T6">Stack</text:span></text:p>
        </text:list-item>
        <text:list-item>
          <text:p text:style-name="P27"><text:span text:style-name="T6">Heap</text:span></text:p>
        </text:list-item>
        <text:list-item>
          <text:p text:style-name="P27"><text:span text:style-name="T6">Hard Disk</text:span></text:p>
        </text:list-item>
      </text:list>
      <text:p text:style-name="P45"/>
      <text:p text:style-name="P45"/>
      <text:p text:style-name="P45"/>
      <text:p text:style-name="P67"><text:span text:style-name="T4">Question No: 12 <text:s text:c="5"/>(Marks: 01) - Please choose the correct option</text:span></text:p>
      <text:p text:style-name="P67"><draw:frame draw:style-name="fr1" draw:name="Image12" text:anchor-type="as-char" svg:width="6.1354in" svg:height="0.0161in" draw:z-index="11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8">Which of the following is not an acceptable class specifier?</text:span></text:p>
      <text:list text:style-name="WWNum12">
        <text:list-item>
          <text:p text:style-name="P28"><text:span text:style-name="T6">public</text:span></text:p>
        </text:list-item>
        <text:list-item>
          <text:p text:style-name="P28"><text:span text:style-name="T6">private</text:span></text:p>
        </text:list-item>
        <text:list-item>
          <text:p text:style-name="P28"><text:span text:style-name="T6">protected</text:span></text:p>
        </text:list-item>
        <text:list-item>
          <text:p text:style-name="P28"><text:span text:style-name="T6">pointer</text:span></text:p>
        </text:list-item>
      </text:list>
      <text:p text:style-name="P45"/>
      <text:p text:style-name="P45"/>
      <text:p text:style-name="P45"/>
      <text:p text:style-name="P45"><text:soft-page-break/></text:p>
      <text:p text:style-name="P67"><text:span text:style-name="T4">Question No: 13 <text:s text:c="5"/>(Marks: 01) - Please choose the correct option</text:span></text:p>
      <text:p text:style-name="P67"><draw:frame draw:style-name="fr1" draw:name="Image13" text:anchor-type="as-char" svg:width="6.1354in" svg:height="0.0161in" draw:z-index="12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5"/>
      <text:p text:style-name="P69"><text:span text:style-name="T8">_____ is another name for a class's data members.</text:span></text:p>
      <text:p text:style-name="P45"/>
      <text:list text:style-name="WWNum13">
        <text:list-item>
          <text:p text:style-name="P29"><text:span text:style-name="T6">Attribute</text:span></text:p>
        </text:list-item>
        <text:list-item>
          <text:p text:style-name="P29"><text:span text:style-name="T6">Method</text:span></text:p>
        </text:list-item>
        <text:list-item>
          <text:p text:style-name="P29"><text:span text:style-name="T6">Instance</text:span></text:p>
        </text:list-item>
        <text:list-item>
          <text:p text:style-name="P29"><text:span text:style-name="T6">Dimensions</text:span></text:p>
        </text:list-item>
      </text:list>
      <text:p text:style-name="P45"/>
      <text:p text:style-name="P45"/>
      <text:p text:style-name="P67"><text:span text:style-name="T4">Question No: 14 <text:s text:c="5"/>(Marks: 01) - Please choose the correct option</text:span></text:p>
      <text:p text:style-name="P67"><draw:frame draw:style-name="fr1" draw:name="Image14" text:anchor-type="as-char" svg:width="6.1354in" svg:height="0.0161in" draw:z-index="13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8">In C++, class data members are generally kept as ______.</text:span></text:p>
      <text:list text:style-name="WWNum14">
        <text:list-item>
          <text:p text:style-name="P11"><text:span text:style-name="T8">public</text:span></text:p>
        </text:list-item>
        <text:list-item>
          <text:p text:style-name="P11"><text:span text:style-name="T8">private</text:span></text:p>
        </text:list-item>
        <text:list-item>
          <text:p text:style-name="P11"><text:span text:style-name="T8">protected</text:span></text:p>
        </text:list-item>
        <text:list-item>
          <text:p text:style-name="P11"><text:span text:style-name="T8">static</text:span></text:p>
        </text:list-item>
      </text:list>
      <text:p text:style-name="P49"/>
      <text:p text:style-name="P67"><text:span text:style-name="T4">Question No: 15 <text:s text:c="5"/>(Marks: 01) - Please choose the correct option</text:span></text:p>
      <text:p text:style-name="P67"><draw:frame draw:style-name="fr1" draw:name="Image15" text:anchor-type="as-char" svg:width="6.1354in" svg:height="0.0161in" draw:z-index="14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9"/>
      <text:p text:style-name="P69"><text:span text:style-name="T8">To declare the friend function, which keyword is used?</text:span></text:p>
      <text:list text:style-name="WWNum15">
        <text:list-item>
          <text:p text:style-name="P12"><text:span text:style-name="T8">Friend</text:span></text:p>
        </text:list-item>
        <text:list-item>
          <text:p text:style-name="P12"><text:span text:style-name="T8">FRIEND</text:span></text:p>
        </text:list-item>
        <text:list-item>
          <text:p text:style-name="P12"><text:span text:style-name="T8">FrienD</text:span></text:p>
        </text:list-item>
        <text:list-item>
          <text:p text:style-name="P12"><text:span text:style-name="T8">friend</text:span></text:p>
        </text:list-item>
      </text:list>
      <text:p text:style-name="P49"/>
      <text:p text:style-name="P67"><text:span text:style-name="T4">Question No: 16 <text:s text:c="5"/>(Marks: 01) - Please choose the correct option</text:span></text:p>
      <text:p text:style-name="P67"><draw:frame draw:style-name="fr1" draw:name="Image16" text:anchor-type="as-char" svg:width="6.1354in" svg:height="0.0161in" draw:z-index="15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9"/>
      <text:p text:style-name="P69"><text:span text:style-name="T16">In C++, which of the following operator cannot be overloaded?</text:span></text:p>
      <text:p text:style-name="P65"/>
      <text:list text:style-name="WWNum16">
        <text:list-item>
          <text:p text:style-name="P13"><text:span text:style-name="T8">+</text:span></text:p>
        </text:list-item>
        <text:list-item>
          <text:p text:style-name="P13"><text:span text:style-name="T8">-</text:span></text:p>
        </text:list-item>
        <text:list-item>
          <text:p text:style-name="P13"><text:span text:style-name="T8">/</text:span></text:p>
        </text:list-item>
        <text:list-item>
          <text:p text:style-name="P13"><text:span text:style-name="T8">-&gt;</text:span></text:p>
        </text:list-item>
      </text:list>
      <text:p text:style-name="P59"><text:soft-page-break/></text:p>
      <text:p text:style-name="P67"><text:span text:style-name="T4">Question No: 17 <text:s text:c="4"/>(Marks: 01) - Please choose the correct option</text:span></text:p>
      <text:p text:style-name="P67"><draw:frame draw:style-name="fr1" draw:name="Image17" text:anchor-type="as-char" svg:width="6.1354in" svg:height="0.0161in" draw:z-index="16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A class includes both data members as well as functions to manipulate the data. These functions are called ___________.</text:span></text:p>
      <text:p text:style-name="P45"/>
      <text:list text:style-name="WWNum17">
        <text:list-item>
          <text:p text:style-name="P30"><text:span text:style-name="T6">Member functions</text:span></text:p>
        </text:list-item>
        <text:list-item>
          <text:p text:style-name="P30"><text:span text:style-name="T6">Constant functions</text:span></text:p>
        </text:list-item>
        <text:list-item>
          <text:p text:style-name="P30"><text:span text:style-name="T6">Rational functions</text:span></text:p>
        </text:list-item>
        <text:list-item>
          <text:p text:style-name="P30"><text:span text:style-name="T6">Memory functions</text:span></text:p>
        </text:list-item>
      </text:list>
      <text:p text:style-name="P45"/>
      <text:p text:style-name="P45"/>
      <text:p text:style-name="P58"/>
      <text:p text:style-name="P67"><text:span text:style-name="T4">Question No: 18 <text:s text:c="5"/>(Marks: 01) - Please choose the correct option</text:span></text:p>
      <text:p text:style-name="P67"><draw:frame draw:style-name="fr1" draw:name="Image18" text:anchor-type="as-char" svg:width="6.1354in" svg:height="0.0161in" draw:z-index="17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3"/>
      <text:p text:style-name="P67"><text:span text:style-name="T6">Which of the following is known as an instance of a class?</text:span></text:p>
      <text:p text:style-name="P58"/>
      <text:list text:style-name="WWNum18">
        <text:list-item>
          <text:p text:style-name="P31"><text:span text:style-name="T10">Data member</text:span></text:p>
        </text:list-item>
        <text:list-item>
          <text:p text:style-name="P31"><text:span text:style-name="T10">Constructor</text:span></text:p>
        </text:list-item>
        <text:list-item>
          <text:p text:style-name="P31"><text:span text:style-name="T10">Member function</text:span></text:p>
        </text:list-item>
        <text:list-item>
          <text:p text:style-name="P31"><text:span text:style-name="T10">Object</text:span></text:p>
        </text:list-item>
      </text:list>
      <text:p text:style-name="P58"/>
      <text:p text:style-name="P58"/>
      <text:p text:style-name="P58"/>
      <text:p text:style-name="P67"><text:span text:style-name="T4">Question No: 19 <text:s text:c="5"/>(Marks: 01) - Please choose the correct option</text:span></text:p>
      <text:p text:style-name="P67"><draw:frame draw:style-name="fr1" draw:name="Image19" text:anchor-type="as-char" svg:width="6.1354in" svg:height="0.0161in" draw:z-index="18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72"><text:span text:style-name="T6">In friend function, which operator is utilized to access members of a class using class objects.</text:span></text:p>
      <text:p text:style-name="P50"/>
      <text:list text:style-name="WWNum19">
        <text:list-item>
          <text:p text:style-name="P32"><text:span text:style-name="T6">::</text:span></text:p>
        </text:list-item>
        <text:list-item>
          <text:p text:style-name="P32"><text:span text:style-name="T6">+</text:span></text:p>
        </text:list-item>
        <text:list-item>
          <text:p text:style-name="P32"><text:span text:style-name="T6">*</text:span></text:p>
        </text:list-item>
        <text:list-item>
          <text:p text:style-name="P32"><text:span text:style-name="T6">. </text:span></text:p>
        </text:list-item>
      </text:list>
      <text:p text:style-name="P50"/>
      <text:p text:style-name="P58"/>
      <text:p text:style-name="P67"><text:span text:style-name="T4">Question No: 20 <text:s text:c="5"/>(Marks: 01) - Please choose the correct option</text:span></text:p>
      <text:p text:style-name="P67"><draw:frame draw:style-name="fr1" draw:name="Image20" text:anchor-type="as-char" svg:width="6.1354in" svg:height="0.0161in" draw:z-index="19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0"/>
      <text:p text:style-name="P67"><text:span text:style-name="T6">Which of the following is the correct way of referring a data member “buf” of a class name “String”? <text:s/>Consider “buf” data member declared as a character pointer.</text:span></text:p>
      <text:p text:style-name="P45"/>
      <text:p text:style-name="P45"/>
      <text:list text:style-name="WWNum20">
        <text:list-item>
          <text:list>
            <text:list-item>
              <text:p text:style-name="P70"><text:soft-page-break/><text:span text:style-name="T6">buf;</text:span></text:p>
            </text:list-item>
            <text:list-item>
              <text:p text:style-name="P70"><text:span text:style-name="T6">this-&gt;buf;</text:span></text:p>
            </text:list-item>
            <text:list-item>
              <text:p text:style-name="P70"><text:span text:style-name="T6">*(this).buf;</text:span></text:p>
            </text:list-item>
            <text:list-item>
              <text:p text:style-name="P70"><text:span text:style-name="T7">*this.buf </text:span></text:p>
            </text:list-item>
          </text:list>
        </text:list-item>
      </text:list>
      <text:p text:style-name="P45"/>
      <text:p text:style-name="P58"/>
      <text:p text:style-name="P58"/>
      <text:p text:style-name="P67"><text:span text:style-name="T4">Question No: 21 <text:s text:c="5"/>(Marks: 01) - Please choose the correct option</text:span></text:p>
      <text:p text:style-name="P67"><draw:frame draw:style-name="fr1" draw:name="Image21" text:anchor-type="as-char" svg:width="6.1354in" svg:height="0.0161in" draw:z-index="20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In C++, which of the following operator can be overloaded?</text:span></text:p>
      <text:p text:style-name="P58"/>
      <text:list text:style-name="WWNum32">
        <text:list-item>
          <text:p text:style-name="P14"><text:span text:style-name="T6">sizeof</text:span></text:p>
        </text:list-item>
        <text:list-item>
          <text:p text:style-name="P14"><text:span text:style-name="T6">?:</text:span></text:p>
        </text:list-item>
        <text:list-item>
          <text:p text:style-name="P14"><text:span text:style-name="T6">::</text:span></text:p>
        </text:list-item>
        <text:list-item>
          <text:p text:style-name="P14"><text:span text:style-name="T6">%</text:span></text:p>
        </text:list-item>
      </text:list>
      <text:p text:style-name="P58"/>
      <text:p text:style-name="P58"/>
      <text:p text:style-name="P67"><text:span text:style-name="T4">Question No: 22 <text:s text:c="5"/>(Marks: 01) - Please choose the correct option</text:span></text:p>
      <text:p text:style-name="P67"><draw:frame draw:style-name="fr1" draw:name="Image22" text:anchor-type="as-char" svg:width="6.1354in" svg:height="0.0161in" draw:z-index="21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When a unary operator is overloaded and is a member of a class, how many arguments need to be passed explicitly when it is called?</text:span></text:p>
      <text:p text:style-name="P58"/>
      <text:list text:style-name="WWNum22">
        <text:list-item>
          <text:p text:style-name="P15"><text:span text:style-name="T6">Zero</text:span></text:p>
        </text:list-item>
        <text:list-item>
          <text:p text:style-name="P15"><text:span text:style-name="T6">One </text:span></text:p>
        </text:list-item>
        <text:list-item>
          <text:p text:style-name="P15"><text:span text:style-name="T6">Two</text:span></text:p>
        </text:list-item>
        <text:list-item>
          <text:p text:style-name="P15"><text:span text:style-name="T6">Three</text:span></text:p>
        </text:list-item>
      </text:list>
      <text:p text:style-name="P58"/>
      <text:p text:style-name="P67"><text:span text:style-name="T4">Question No: 23 <text:s text:c="5"/>(Marks: 01) - Please choose the correct option</text:span></text:p>
      <text:p text:style-name="P67"><draw:frame draw:style-name="fr1" draw:name="Image23" text:anchor-type="as-char" svg:width="6.1354in" svg:height="0.0161in" draw:z-index="22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9"/>
      <text:p text:style-name="P67"><text:span text:style-name="T6">What will be the output of following program in C++?</text:span></text:p>
      <text:p text:style-name="P45"/>
      <text:p text:style-name="P67"><text:span text:style-name="T6">#include&lt;iostream&gt;</text:span></text:p>
      <text:p text:style-name="P67"><text:span text:style-name="T6">using namespace std; </text:span></text:p>
      <text:p text:style-name="P67"><text:span text:style-name="T6">class A</text:span></text:p>
      <text:p text:style-name="P67"><text:span text:style-name="T6">{</text:span></text:p>
      <text:p text:style-name="P67"><text:span text:style-name="T6"><text:tab/>int a;</text:span></text:p>
      <text:p text:style-name="P67"><text:span text:style-name="T6"><text:tab/>public:</text:span></text:p>
      <text:p text:style-name="P67"><text:span text:style-name="T6"><text:tab/><text:tab/>A(int x):a(x){}</text:span></text:p>
      <text:p text:style-name="P67"><text:span text:style-name="T6"><text:tab/><text:tab/>int geta() {return a;}<text:tab/><text:tab/></text:span></text:p>
      <text:p text:style-name="P67"><text:soft-page-break/><text:span text:style-name="T6">};</text:span></text:p>
      <text:p text:style-name="P67"><text:span text:style-name="T6">int main ()</text:span></text:p>
      <text:p text:style-name="P67"><text:span text:style-name="T6">{</text:span></text:p>
      <text:p text:style-name="P67"><text:span text:style-name="T6"><text:s text:c="4"/>A M(10),N(20);</text:span></text:p>
      <text:p text:style-name="P67"><text:span text:style-name="T6"><text:s text:c="4"/>N = M;</text:span></text:p>
      <text:p text:style-name="P67"><text:span text:style-name="T6"><text:s text:c="4"/>cout&lt;&lt;N.geta();</text:span></text:p>
      <text:p text:style-name="P67"><text:span text:style-name="T6"><text:s text:c="4"/>return 0;</text:span></text:p>
      <text:p text:style-name="P67"><text:span text:style-name="T6">}</text:span></text:p>
      <text:p text:style-name="P58"/>
      <text:p text:style-name="P59"/>
      <text:list text:style-name="WWNum21">
        <text:list-item>
          <text:p text:style-name="P16"><text:span text:style-name="T6">20</text:span></text:p>
        </text:list-item>
        <text:list-item>
          <text:p text:style-name="P16"><text:span text:style-name="T6">10</text:span></text:p>
        </text:list-item>
        <text:list-item>
          <text:p text:style-name="P16"><text:span text:style-name="T6">30</text:span></text:p>
        </text:list-item>
        <text:list-item>
          <text:p text:style-name="P16"><text:span text:style-name="T6">15</text:span></text:p>
        </text:list-item>
      </text:list>
      <text:p text:style-name="P58"/>
      <text:p text:style-name="P58"/>
      <text:p text:style-name="P67"><text:span text:style-name="T4">Question No:24 <text:s text:c="4"/>(Marks: 01) - Please choose the correct option</text:span></text:p>
      <text:p text:style-name="P67"><draw:frame draw:style-name="fr1" draw:name="Image24" text:anchor-type="as-char" svg:width="6.1354in" svg:height="0.0161in" draw:z-index="23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67"/>
      <text:p text:style-name="P67"><text:span text:style-name="T6">Which of the following manipulators “Terminate a string with NULL”?</text:span></text:p>
      <text:p text:style-name="P45"/>
      <text:list text:style-name="WWNum23">
        <text:list-item>
          <text:p text:style-name="P17"><text:span text:style-name="T6">endl</text:span></text:p>
        </text:list-item>
        <text:list-item>
          <text:p text:style-name="P17"><text:span text:style-name="T6">flush</text:span></text:p>
        </text:list-item>
        <text:list-item>
          <text:p text:style-name="P17"><text:span text:style-name="T6">ends</text:span></text:p>
        </text:list-item>
        <text:list-item>
          <text:p text:style-name="P17"><text:span text:style-name="T6">ws</text:span></text:p>
        </text:list-item>
      </text:list>
      <text:p text:style-name="P45"/>
      <text:p text:style-name="P60"/>
      <text:p text:style-name="P67"><text:span text:style-name="T4">Question No: 25 <text:s text:c="5"/>(Marks: 01) - Please choose the correct option</text:span></text:p>
      <text:p text:style-name="P67"><draw:frame draw:style-name="fr1" draw:name="Image25" text:anchor-type="as-char" svg:width="6.1354in" svg:height="0.0161in" draw:z-index="24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5"/>
      <text:p text:style-name="P45"/>
      <text:p text:style-name="P67"><text:span text:style-name="T6">What will be the output of following code snippet written in C++?</text:span></text:p>
      <text:p text:style-name="P67"><text:span text:style-name="T6"><text:s text:c="2"/>int main(){<text:line-break/> <text:s text:c="2"/>double var = 3.14362987;</text:span></text:p>
      <text:p text:style-name="P67"><text:span text:style-name="T6"><text:s text:c="3"/>cout&lt;&lt; setprecision(4) &lt;&lt; var;<text:line-break/> <text:s/>}</text:span></text:p>
      <text:p text:style-name="P45"/>
      <text:list text:style-name="WWNum24">
        <text:list-item>
          <text:p text:style-name="P18"><text:span text:style-name="T6">3.144</text:span></text:p>
        </text:list-item>
        <text:list-item>
          <text:p text:style-name="P18"><text:span text:style-name="T6">3.143</text:span></text:p>
        </text:list-item>
        <text:list-item>
          <text:p text:style-name="P18"><text:span text:style-name="T6">3.1436</text:span></text:p>
        </text:list-item>
        <text:list-item>
          <text:p text:style-name="P18"><text:span text:style-name="T6">3.145</text:span></text:p>
        </text:list-item>
      </text:list>
      <text:p text:style-name="P47"/>
      <text:p text:style-name="P60"/>
      <text:p text:style-name="P67"><text:soft-page-break/><text:span text:style-name="T4">Question No: 26 <text:s text:c="4"/>(Marks: 01) - Please choose the correct option</text:span></text:p>
      <text:p text:style-name="P67"><draw:frame draw:style-name="fr1" draw:name="Image26" text:anchor-type="as-char" svg:width="6.1354in" svg:height="0.0161in" draw:z-index="25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7"/>
      <text:p text:style-name="P67"><text:span text:style-name="T6">Which of the following is not a format state flag?</text:span></text:p>
      <text:p text:style-name="P45"/>
      <text:list text:style-name="WWNum33">
        <text:list-item>
          <text:p text:style-name="P33"><text:span text:style-name="T6">ios::dec</text:span></text:p>
        </text:list-item>
        <text:list-item>
          <text:p text:style-name="P33"><text:span text:style-name="T6">ios::showpoint</text:span></text:p>
        </text:list-item>
        <text:list-item>
          <text:p text:style-name="P33"><text:span text:style-name="T6">ios::showcause</text:span></text:p>
        </text:list-item>
        <text:list-item>
          <text:p text:style-name="P33"><text:span text:style-name="T6">ios::right</text:span></text:p>
        </text:list-item>
      </text:list>
      <text:p text:style-name="P60"/>
      <text:p text:style-name="P67"><text:span text:style-name="T4">Question No: 27 <text:s text:c="5"/>(Marks: 01) - Please choose the correct option</text:span></text:p>
      <text:p text:style-name="P67"><draw:frame draw:style-name="fr1" draw:name="Image27" text:anchor-type="as-char" svg:width="6.1354in" svg:height="0.0161in" draw:z-index="26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45"/>
      <text:p text:style-name="P67"><text:span text:style-name="T6">Which of the following is not a recommended way to use a copy constructor?</text:span></text:p>
      <text:p text:style-name="P45"/>
      <text:list text:style-name="WWNum25">
        <text:list-item>
          <text:p text:style-name="P19"><text:span text:style-name="T6">Explicit call to the copy constructor</text:span></text:p>
        </text:list-item>
        <text:list-item>
          <text:p text:style-name="P19"><text:span text:style-name="T6">Using “=” operator</text:span></text:p>
        </text:list-item>
        <text:list-item>
          <text:p text:style-name="P19"><text:span text:style-name="T6">In passing by value </text:span></text:p>
        </text:list-item>
        <text:list-item>
          <text:p text:style-name="P19"><text:span text:style-name="T6">In passing by reference</text:span></text:p>
        </text:list-item>
      </text:list>
      <text:p text:style-name="P67"/>
      <text:p text:style-name="P58"/>
      <text:p text:style-name="P67"><text:span text:style-name="T4">Question No: 28 <text:s text:c="4"/>(Marks: 01) - Please choose the correct option</text:span></text:p>
      <text:p text:style-name="P67"><draw:frame draw:style-name="fr1" draw:name="Image28" text:anchor-type="as-char" svg:width="6.1354in" svg:height="0.0161in" draw:z-index="27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45"/>
      <text:p text:style-name="P67"><text:span text:style-name="T6">If we press the key 1 from the keyboard to store it in integer </text:span><text:span text:style-name="T18">i</text:span><text:span text:style-name="T6">, the digit 1 travels as a(an) _________ but stored as number inside </text:span><text:span text:style-name="T18">i</text:span><text:span text:style-name="T6">.</text:span></text:p>
      <text:p text:style-name="P58"/>
      <text:list text:style-name="WWNum26">
        <text:list-item>
          <text:p text:style-name="P34"><text:span text:style-name="T6">integer</text:span></text:p>
        </text:list-item>
        <text:list-item>
          <text:p text:style-name="P34"><text:span text:style-name="T6">character </text:span></text:p>
        </text:list-item>
        <text:list-item>
          <text:p text:style-name="P34"><text:span text:style-name="T6">float</text:span></text:p>
        </text:list-item>
        <text:list-item>
          <text:p text:style-name="P34"><text:span text:style-name="T6">double</text:span></text:p>
        </text:list-item>
      </text:list>
      <text:p text:style-name="P45"/>
      <text:p text:style-name="P58"/>
      <text:p text:style-name="P58"/>
      <text:p text:style-name="P67"><text:span text:style-name="T4">Question No: 29 <text:s text:c="5"/>(Marks: 01) - Please choose the correct option</text:span></text:p>
      <text:p text:style-name="P67"><draw:frame draw:style-name="fr1" draw:name="Image29" text:anchor-type="as-char" svg:width="6.1354in" svg:height="0.0161in" draw:z-index="28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58"/>
      <text:p text:style-name="P67"><text:span text:style-name="T6">In C++, for every stream, there should be ________.<text:line-break/></text:span></text:p>
      <text:list text:style-name="WWNum27">
        <text:list-item>
          <text:p text:style-name="P35"><text:span text:style-name="T6">Template and class</text:span></text:p>
        </text:list-item>
        <text:list-item>
          <text:p text:style-name="P35"><text:span text:style-name="T6">Source and destination</text:span></text:p>
        </text:list-item>
        <text:list-item>
          <text:p text:style-name="P35"><text:span text:style-name="T6">Function and operator</text:span></text:p>
        </text:list-item>
        <text:list-item>
          <text:p text:style-name="P35"><text:span text:style-name="T6">Structure and Union</text:span></text:p>
        </text:list-item>
      </text:list>
      <text:p text:style-name="P58"><text:soft-page-break/></text:p>
      <text:p text:style-name="P58"/>
      <text:p text:style-name="P58"/>
      <text:p text:style-name="P67"><text:span text:style-name="T4">Question No: 30 <text:s text:c="5"/>(Marks: 01) - Please choose the correct option</text:span></text:p>
      <text:p text:style-name="P67"><draw:frame draw:style-name="fr1" draw:name="Image30" text:anchor-type="as-char" svg:width="6.1354in" svg:height="0.0161in" draw:z-index="29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58"/>
      <text:p text:style-name="P67"><text:span text:style-name="T6">In C++, whenever have an “</text:span><text:span text:style-name="T1">&amp;</text:span><text:span text:style-name="T6">” ampersand symbol appears on right hand side of an “=” assignment operator, it is taken as ______ of an object.</text:span></text:p>
      <text:p text:style-name="P45"/>
      <text:list text:style-name="WWNum28">
        <text:list-item>
          <text:p text:style-name="P36"><text:span text:style-name="T6">Pointer</text:span></text:p>
        </text:list-item>
        <text:list-item>
          <text:p text:style-name="P36"><text:span text:style-name="T6">Reference</text:span></text:p>
        </text:list-item>
        <text:list-item>
          <text:p text:style-name="P36"><text:span text:style-name="T6">Address</text:span></text:p>
        </text:list-item>
        <text:list-item>
          <text:p text:style-name="P36"><text:span text:style-name="T6">Function</text:span></text:p>
        </text:list-item>
      </text:list>
      <text:p text:style-name="P58"/>
      <text:p text:style-name="P58"/>
      <text:p text:style-name="P67"><text:span text:style-name="T4">Question No: 31 <text:s text:c="5"/>(Marks: 01) - Please choose the correct option</text:span></text:p>
      <text:p text:style-name="P67"><draw:frame draw:style-name="fr1" draw:name="Image31" text:anchor-type="as-char" svg:width="6.1354in" svg:height="0.0161in" draw:z-index="30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While writing nested classes in C++, no memory is allocated for it unless a/an _______ of it is created.</text:span></text:p>
      <text:p text:style-name="P45"/>
      <text:list text:style-name="WWNum29">
        <text:list-item>
          <text:p text:style-name="P37"><text:span text:style-name="T6">Function</text:span></text:p>
        </text:list-item>
        <text:list-item>
          <text:p text:style-name="P37"><text:span text:style-name="T6">Instance</text:span></text:p>
        </text:list-item>
        <text:list-item>
          <text:p text:style-name="P37"><text:span text:style-name="T6">Class </text:span></text:p>
        </text:list-item>
        <text:list-item>
          <text:p text:style-name="P37"><text:span text:style-name="T6">Operator</text:span></text:p>
        </text:list-item>
      </text:list>
      <text:p text:style-name="P58"/>
      <text:p text:style-name="P58"/>
      <text:p text:style-name="P67"><text:span text:style-name="T4">Question No: 32 <text:s text:c="5"/>(Marks: 01) - Please choose the correct option</text:span></text:p>
      <text:p text:style-name="P67"><draw:frame draw:style-name="fr1" draw:name="Image32" text:anchor-type="as-char" svg:width="6.1354in" svg:height="0.0161in" draw:z-index="31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10">In C++, which one from the following errors can be encountered when dealing with references.</text:span></text:p>
      <text:p text:style-name="P54"/>
      <text:list text:style-name="WWNum30">
        <text:list-item>
          <text:p text:style-name="P38"><text:span text:style-name="T10">Memory Leak</text:span></text:p>
        </text:list-item>
        <text:list-item>
          <text:p text:style-name="P38"><text:span text:style-name="T10">Dangling Reference</text:span></text:p>
        </text:list-item>
        <text:list-item>
          <text:p text:style-name="P38"><text:span text:style-name="T10">Static Reference</text:span></text:p>
        </text:list-item>
        <text:list-item>
          <text:p text:style-name="P38"><text:span text:style-name="T10">Global Reference</text:span></text:p>
        </text:list-item>
      </text:list>
      <text:p text:style-name="P58"/>
      <text:p text:style-name="P58"/>
      <text:p text:style-name="P67"><text:span text:style-name="T4">Question No: 33 <text:s text:c="5"/>(Marks: 01) - Please choose the correct option</text:span></text:p>
      <text:p text:style-name="P67"><draw:frame draw:style-name="fr1" draw:name="Image33" text:anchor-type="as-char" svg:width="6.1354in" svg:height="0.0161in" draw:z-index="32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10">In C++, operator overloading is quite similar to _______.</text:span></text:p>
      <text:p text:style-name="P54"/>
      <text:list text:style-name="WWNum31">
        <text:list-item>
          <text:p text:style-name="P39"><text:span text:style-name="T10">Macros.</text:span></text:p>
        </text:list-item>
        <text:list-item>
          <text:p text:style-name="P39"><text:soft-page-break/><text:span text:style-name="T10">Inline function</text:span></text:p>
        </text:list-item>
        <text:list-item>
          <text:p text:style-name="P39"><text:span text:style-name="T10">Function overloading</text:span></text:p>
        </text:list-item>
        <text:list-item>
          <text:p text:style-name="P39"><text:span text:style-name="T10">Object Creation</text:span></text:p>
        </text:list-item>
      </text:list>
      <text:p text:style-name="P54"/>
      <text:p text:style-name="P58"/>
      <text:p text:style-name="P67"><text:span text:style-name="T4">Question No: 34 <text:s text:c="5"/>(Marks: 01) - Please choose the correct option</text:span></text:p>
      <text:p text:style-name="P67"><draw:frame draw:style-name="fr1" draw:name="Image34" text:anchor-type="as-char" svg:width="6.1354in" svg:height="0.0161in" draw:z-index="33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7">Considering knowledge of using a friend functions in C/C++, choose which rule is applicable on friend functions?</text:span></text:p>
      <text:p text:style-name="P58"/>
      <text:list text:style-name="WWNum36">
        <text:list-item>
          <text:p text:style-name="P20"><text:span text:style-name="T6">private members cannot be accessed from anywhere</text:span></text:p>
        </text:list-item>
        <text:list-item>
          <text:p text:style-name="P20"><text:span text:style-name="T6">protected members cannot be accessed from anywhere</text:span></text:p>
        </text:list-item>
        <text:list-item>
          <text:p text:style-name="P20"><text:span text:style-name="T6">protected and private members can be accessed from outside the class</text:span></text:p>
        </text:list-item>
        <text:list-item>
          <text:p text:style-name="P20"><text:span text:style-name="T6">protected and private members cannot be accessed from outside the class</text:span></text:p>
        </text:list-item>
      </text:list>
      <text:p text:style-name="P58"/>
      <text:p text:style-name="P58"/>
      <text:p text:style-name="P67"><text:span text:style-name="T4">Question No: 35 <text:s text:c="5"/>(Marks: 01) - Please choose the correct option</text:span></text:p>
      <text:p text:style-name="P67"><draw:frame draw:style-name="fr1" draw:name="Image35" text:anchor-type="as-char" svg:width="6.1354in" svg:height="0.0161in" draw:z-index="34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7">The correct syntax for writing a template ‘class student’ of type ‘T’ is _____.</text:span></text:p>
      <text:list text:style-name="WWNum37">
        <text:list-item>
          <text:p text:style-name="P21"><text:span text:style-name="T6">template &lt;class T&gt; class student { …. };</text:span></text:p>
        </text:list-item>
        <text:list-item>
          <text:p text:style-name="P21"><text:span text:style-name="T6">template &lt;Class T&gt; Class student{ …. };</text:span></text:p>
        </text:list-item>
        <text:list-item>
          <text:p text:style-name="P21"><text:span text:style-name="T6">Template &lt;class T&gt; class student { …. };</text:span></text:p>
        </text:list-item>
        <text:list-item>
          <text:p text:style-name="P21"><text:span text:style-name="T6">template &lt;class student &gt; class T { …. };</text:span></text:p>
        </text:list-item>
      </text:list>
      <text:p text:style-name="P58"/>
      <text:p text:style-name="P58"/>
      <text:p text:style-name="P67"><text:span text:style-name="T4">Question No: 36 <text:s text:c="5"/>(Marks: 01) - Please choose the correct option</text:span></text:p>
      <text:p text:style-name="P67"><draw:frame draw:style-name="fr1" draw:name="Image36" text:anchor-type="as-char" svg:width="6.1354in" svg:height="0.0161in" draw:z-index="35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58"/>
      <text:p text:style-name="P69"><text:span text:style-name="T7">In C/C++, the array index number for representing last element of an array of size 10 is _____.</text:span></text:p>
      <text:list text:style-name="WWNum38">
        <text:list-item>
          <text:p text:style-name="P22"><text:span text:style-name="T6">5</text:span></text:p>
        </text:list-item>
        <text:list-item>
          <text:p text:style-name="P22"><text:span text:style-name="T6">7</text:span></text:p>
        </text:list-item>
        <text:list-item>
          <text:p text:style-name="P22"><text:span text:style-name="T6">9</text:span></text:p>
        </text:list-item>
        <text:list-item>
          <text:p text:style-name="P22"><text:span text:style-name="T6">11</text:span></text:p>
        </text:list-item>
      </text:list>
      <text:p text:style-name="P58"/>
      <text:p text:style-name="P58"/>
      <text:p text:style-name="P67"><text:span text:style-name="T4">Question No: 37 <text:s text:c="5"/>(Marks: 01) - Please choose the correct option</text:span></text:p>
      <text:p text:style-name="P67"><draw:frame draw:style-name="fr1" draw:name="Image37" text:anchor-type="as-char" svg:width="6.1354in" svg:height="0.0161in" draw:z-index="36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oft-page-break/><text:span text:style-name="T7">Trace the output of the following code segment.</text:span></text:p>
      <text:p text:style-name="P69"><text:span text:style-name="T7"><text:s/>int main(){</text:span></text:p>
      <text:p text:style-name="P69"><text:span text:style-name="T7"><text:s text:c="3"/>int arr[2][3]= {{1, 2, 3}, {4, 5, 6}} </text:span></text:p>
      <text:p text:style-name="P67"><text:span text:style-name="T7"><text:s text:c="3"/>cout&lt;&lt;arr[1][1];</text:span></text:p>
      <text:p text:style-name="P67"><text:span text:style-name="T7"><text:line-break/> <text:s/></text:span></text:p>
      <text:p text:style-name="P67"><text:span text:style-name="T7">}</text:span></text:p>
      <text:p text:style-name="P58"/>
      <text:list text:style-name="WWNum42">
        <text:list-item>
          <text:p text:style-name="P40"><text:span text:style-name="T10">2</text:span></text:p>
        </text:list-item>
        <text:list-item>
          <text:p text:style-name="P40"><text:span text:style-name="T10">4</text:span></text:p>
        </text:list-item>
        <text:list-item>
          <text:p text:style-name="P40"><text:span text:style-name="T10">5</text:span></text:p>
        </text:list-item>
        <text:list-item>
          <text:p text:style-name="P40"><text:span text:style-name="T10">6</text:span></text:p>
        </text:list-item>
      </text:list>
      <text:p text:style-name="P54"/>
      <text:p text:style-name="P58"/>
      <text:p text:style-name="P58"/>
      <text:p text:style-name="P67"><text:span text:style-name="T4">Question No: 38 <text:s text:c="5"/>(Marks: 01) - Please choose the correct option</text:span></text:p>
      <text:p text:style-name="P67"><draw:frame draw:style-name="fr1" draw:name="Image38" text:anchor-type="as-char" svg:width="6.1354in" svg:height="0.0161in" draw:z-index="37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61"/>
      <text:p text:style-name="P69"><text:span text:style-name="T7">What will be the output of the given code segment?</text:span></text:p>
      <text:p text:style-name="P45"/>
      <text:p text:style-name="P74"><text:span text:style-name="T11">int arr[]={2,5,6,8,9,10,6,3,1};</text:span></text:p>
      <text:p text:style-name="P74"><text:span text:style-name="T11">int * ptr= &amp;arr[1];</text:span></text:p>
      <text:p text:style-name="P74"><text:span text:style-name="T11">cout&lt;&lt;*(ptr+4);</text:span></text:p>
      <text:p text:style-name="P56"/>
      <text:list text:style-name="WWNum39">
        <text:list-item>
          <text:p text:style-name="P41"><text:span text:style-name="T11">6</text:span></text:p>
        </text:list-item>
        <text:list-item>
          <text:p text:style-name="P41"><text:span text:style-name="T11">10</text:span></text:p>
        </text:list-item>
        <text:list-item>
          <text:p text:style-name="P41"><text:span text:style-name="T11">3</text:span></text:p>
        </text:list-item>
        <text:list-item>
          <text:p text:style-name="P41"><text:span text:style-name="T11">1</text:span></text:p>
        </text:list-item>
      </text:list>
      <text:p text:style-name="P61"/>
      <text:p text:style-name="P58"/>
      <text:p text:style-name="P67"><text:span text:style-name="T4">Question No: 39 <text:s text:c="5"/>(Marks: 01) - Please choose the correct option</text:span></text:p>
      <text:p text:style-name="P67"><draw:frame draw:style-name="fr1" draw:name="Image39" text:anchor-type="as-char" svg:width="6.1354in" svg:height="0.0161in" draw:z-index="38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7">What will be the output of the given code segment?</text:span></text:p>
      <text:p text:style-name="P5"/>
      <text:p text:style-name="P74"><text:span text:style-name="T11">int arr[]={2,5,6,8,9,10,6,3,1};</text:span></text:p>
      <text:p text:style-name="P74"><text:span text:style-name="T11">int * ptr= &amp;arr[3];</text:span></text:p>
      <text:p text:style-name="P74"><text:span text:style-name="T11">cout&lt;&lt;*(ptr+4);</text:span></text:p>
      <text:p text:style-name="P56"/>
      <text:list text:style-name="WWNum40">
        <text:list-item>
          <text:p text:style-name="P42"><text:span text:style-name="T11">10</text:span></text:p>
        </text:list-item>
        <text:list-item>
          <text:p text:style-name="P42"><text:span text:style-name="T11">6</text:span></text:p>
        </text:list-item>
        <text:list-item>
          <text:p text:style-name="P42"><text:span text:style-name="T11">3</text:span></text:p>
        </text:list-item>
        <text:list-item>
          <text:p text:style-name="P42"><text:span text:style-name="T11">5</text:span></text:p>
        </text:list-item>
      </text:list>
      <text:p text:style-name="P58"><text:soft-page-break/></text:p>
      <text:p text:style-name="P58"/>
      <text:p text:style-name="P67"><text:span text:style-name="T4">Question No: 40 <text:s text:c="4"/>(Marks: 01) - Please choose the correct option</text:span></text:p>
      <text:p text:style-name="P67"><draw:frame draw:style-name="fr1" draw:name="Image40" text:anchor-type="as-char" svg:width="6.1354in" svg:height="0.0161in" draw:z-index="39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7">Which one of the following is not a keyword and can be used as an identifier in C/C++?</text:span></text:p>
      <text:list text:style-name="WWNum41">
        <text:list-item>
          <text:p text:style-name="P23"><text:span text:style-name="T6">friends</text:span></text:p>
        </text:list-item>
        <text:list-item>
          <text:p text:style-name="P23"><text:span text:style-name="T6">template</text:span></text:p>
        </text:list-item>
        <text:list-item>
          <text:p text:style-name="P23"><text:span text:style-name="T6">this</text:span></text:p>
        </text:list-item>
        <text:list-item>
          <text:p text:style-name="P23"><text:span text:style-name="T6">new</text:span><text:bookmark text:name="_GoBack"/></text:p>
        </text:list-item>
      </text:list>
      <text:p text:style-name="P58"/>
      <text:p text:style-name="P58"/>
      <text:p text:style-name="P67"><text:span text:style-name="T4">Question No: 41 <text:s text:c="4"/>(Marks: 03) </text:span><draw:frame draw:style-name="fr1" draw:name="Image41" text:anchor-type="as-char" svg:width="6.1354in" svg:height="0.0161in" draw:z-index="40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4"/>
      <text:p text:style-name="P67"><text:span text:style-name="T15">Determine the number of iterations the following loop will run.</text:span></text:p>
      <text:p text:style-name="P67"><text:span text:style-name="T10"><text:s text:c="7"/></text:span></text:p>
      <text:p text:style-name="P67"><text:span text:style-name="T10"><text:s/>int op, lim, k;</text:span></text:p>
      <text:p text:style-name="P67"><text:span text:style-name="T10"><text:s/>op = 6;</text:span></text:p>
      <text:p text:style-name="P67"><text:span text:style-name="T10"><text:s/>lim = 0;</text:span></text:p>
      <text:p text:style-name="P67"><text:span text:style-name="T10">while (k &lt;= 60) {</text:span></text:p>
      <text:p text:style-name="P67"><text:span text:style-name="T10"><text:s text:c="4"/>k = op &lt;&lt; lim;</text:span></text:p>
      <text:p text:style-name="P67"><text:span text:style-name="T10"><text:s text:c="4"/>lim += 1;</text:span></text:p>
      <text:p text:style-name="P67"><text:span text:style-name="T10"><text:s text:c="2"/>}</text:span></text:p>
      <text:p text:style-name="P54"/>
      <text:p text:style-name="P67"><text:span text:style-name="T4">Question No: 42 <text:s text:c="4"/>(Marks: 03) </text:span><draw:frame draw:style-name="fr1" draw:name="Image42" text:anchor-type="as-char" svg:width="6.1354in" svg:height="0.0161in" draw:z-index="41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4"/>
      <text:p text:style-name="P67"><text:span text:style-name="T15">What is the masking operator? Write the code snippet and determine the output of expression which masks a variable int x = 100; with int m = 50;</text:span></text:p>
      <text:p text:style-name="P62"/>
      <text:p text:style-name="P67"><text:span text:style-name="T4">Question No: 40 <text:s text:c="4"/>(Marks: 03) </text:span><draw:frame draw:style-name="fr1" draw:name="Image43" text:anchor-type="as-char" svg:width="6.1354in" svg:height="0.0161in" draw:z-index="42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What will be output of the following code segment?</text:span></text:p>
      <text:p text:style-name="P62"/>
      <text:p text:style-name="P67"><text:span text:style-name="T6">class Output{</text:span></text:p>
      <text:p text:style-name="P67"><text:span text:style-name="T6">private:</text:span></text:p>
      <text:p text:style-name="P67"><text:span text:style-name="T6"><text:s text:c="2"/>int a,b,c;</text:span></text:p>
      <text:p text:style-name="P67"><text:span text:style-name="T6">public:</text:span></text:p>
      <text:p text:style-name="P67"><text:span text:style-name="T6"><text:s text:c="2"/>Output(){ </text:span></text:p>
      <text:p text:style-name="P67"><text:span text:style-name="T6"><text:s text:c="4"/>a = 8;</text:span></text:p>
      <text:p text:style-name="P67"><text:span text:style-name="T6"><text:s text:c="4"/>b = 4;</text:span></text:p>
      <text:p text:style-name="P67"><text:span text:style-name="T6"><text:s text:c="4"/>c = 0;</text:span></text:p>
      <text:p text:style-name="P67"><text:span text:style-name="T6"><text:s/>}</text:span></text:p>
      <text:p text:style-name="P67"><text:soft-page-break/><text:span text:style-name="T6">void Display(){</text:span></text:p>
      <text:p text:style-name="P67"><text:span text:style-name="T6"><text:s text:c="2"/>c=a/b;</text:span></text:p>
      <text:p text:style-name="P67"><text:span text:style-name="T6"><text:s text:c="2"/>cout &lt;&lt;a&lt;&lt;"\n"&lt;&lt;b&lt;&lt;"\n"&lt;&lt;c;</text:span></text:p>
      <text:p text:style-name="P67"><text:span text:style-name="T6"><text:s/>}</text:span></text:p>
      <text:p text:style-name="P67"><text:span text:style-name="T6">};</text:span></text:p>
      <text:p text:style-name="P67"><text:span text:style-name="T6">int main() {</text:span></text:p>
      <text:p text:style-name="P67"><text:span text:style-name="T6">Output ob;</text:span></text:p>
      <text:p text:style-name="P67"><text:span text:style-name="T6">ob.Display();</text:span></text:p>
      <text:p text:style-name="P67"><text:span text:style-name="T6">return 0;</text:span></text:p>
      <text:p text:style-name="P67"><text:span text:style-name="T6">}</text:span></text:p>
      <text:p text:style-name="P62"/>
      <text:p text:style-name="P54"/>
      <text:p text:style-name="P67"><text:span text:style-name="T4">Question No: 44 <text:s text:c="3"/>(Marks: 03) </text:span></text:p>
      <text:p text:style-name="P67"><draw:frame draw:style-name="fr1" draw:name="Image44" text:anchor-type="as-char" svg:width="6.1354in" svg:height="0.0161in" draw:z-index="43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10">Name the types of constructor used in C++.</text:span></text:p>
      <text:p text:style-name="P58"/>
      <text:p text:style-name="P58"/>
      <text:p text:style-name="P67"><text:span text:style-name="T4">Question No: 45 <text:s text:c="4"/>(Marks: 03) </text:span></text:p>
      <text:p text:style-name="P67"><draw:frame draw:style-name="fr1" draw:name="Image45" text:anchor-type="as-char" svg:width="6.1354in" svg:height="0.0161in" draw:z-index="44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4"/>
      <text:p text:style-name="P45"/>
      <text:p text:style-name="P67"><text:span text:style-name="T6">Write the keywords used for </text:span><text:span text:style-name="T24">auxiliary input output stream and printer output stream in DOS.</text:span></text:p>
      <text:p text:style-name="P75"/>
      <text:p text:style-name="P58"/>
      <text:p text:style-name="P67"><text:span text:style-name="T4">Question No: 46 <text:s text:c="4"/>(Marks: 05) </text:span></text:p>
      <text:p text:style-name="P67"><draw:frame draw:style-name="fr1" draw:name="Image46" text:anchor-type="as-char" svg:width="6.1354in" svg:height="0.0161in" draw:z-index="45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75"/>
      <text:p text:style-name="P75"/>
      <text:p text:style-name="P67"><text:span text:style-name="T6">What will be output of the following program?<text:line-break/></text:span></text:p>
      <text:p text:style-name="P67"><text:span text:style-name="T6">#include &lt;iostream&gt;</text:span></text:p>
      <text:p text:style-name="P67"><text:span text:style-name="T6">using namespace std;</text:span></text:p>
      <text:p text:style-name="P67"><text:span text:style-name="T6">int main () {</text:span></text:p>
      <text:p text:style-name="P67"><text:span text:style-name="T6"><text:s/><text:line-break/> <text:s/>double x = 123.4;</text:span></text:p>
      <text:p text:style-name="P67"><text:span text:style-name="T6"><text:s text:c="2"/>cout.precision(4);</text:span></text:p>
      <text:p text:style-name="P67"><text:span text:style-name="T6"><text:s text:c="2"/>cout&lt;&lt; scientific;</text:span></text:p>
      <text:p text:style-name="P67"><text:span text:style-name="T6"><text:s text:c="2"/>cout&lt;&lt; x &lt;&lt; endl;</text:span></text:p>
      <text:p text:style-name="P67"><text:span text:style-name="T6"><text:s text:c="2"/>return 0;<text:line-break/></text:span></text:p>
      <text:p text:style-name="P67"><text:span text:style-name="T6">}</text:span></text:p>
      <text:p text:style-name="P75"/>
      <text:p text:style-name="P54"/>
      <text:p text:style-name="P58"/>
      <text:p text:style-name="P67"><text:soft-page-break/><text:span text:style-name="T4">Question No: 47 <text:s text:c="4"/>(Marks: 05) </text:span><draw:frame draw:style-name="fr1" draw:name="Image47" text:anchor-type="as-char" svg:width="6.1354in" svg:height="0.0161in" draw:z-index="46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What will be the output of the following code written in C++. (Assuming memory is successfully allocated in both calls)</text:span></text:p>
      <text:p text:style-name="P45"/>
      <text:p text:style-name="P67"><text:span text:style-name="T6"><text:s text:c="3"/>int main(){</text:span></text:p>
      <text:p text:style-name="P76"><text:span text:style-name="T6">int *ptr, sum=0, i=0, n=3;</text:span></text:p>
      <text:p text:style-name="P76"><text:span text:style-name="T6"><text:tab/></text:span></text:p>
      <text:p text:style-name="P76"><text:span text:style-name="T6">ptr = (int *) malloc (n * sizeof(int));</text:span></text:p>
      <text:p text:style-name="P76"><text:span text:style-name="T6"><text:tab/></text:span></text:p>
      <text:p text:style-name="P76"><text:span text:style-name="T6">if (ptr==NULL) {</text:span></text:p>
      <text:p text:style-name="P76"><text:span text:style-name="T6"><text:tab/><text:tab/>cout&lt;&lt;"Memory allocation is not successful";</text:span></text:p>
      <text:p text:style-name="P76"><text:span text:style-name="T6"><text:tab/><text:tab/>return 1;</text:span></text:p>
      <text:p text:style-name="P76"><text:span text:style-name="T6"><text:tab/>}</text:span></text:p>
      <text:p text:style-name="P76"><text:span text:style-name="T6">while (i&lt;=n) {</text:span></text:p>
      <text:p text:style-name="P76"><text:span text:style-name="T6"><text:s text:c="6"/>*(ptr+i) = i;</text:span></text:p>
      <text:p text:style-name="P76"><text:span text:style-name="T6"><text:tab/>i++;<text:tab/></text:span></text:p>
      <text:p text:style-name="P76"><text:span text:style-name="T6">}</text:span></text:p>
      <text:p text:style-name="P76"><text:span text:style-name="T6"><text:tab/></text:span></text:p>
      <text:p text:style-name="P76"><text:span text:style-name="T6">n=5;</text:span></text:p>
      <text:p text:style-name="P53"/>
      <text:p text:style-name="P76"><text:span text:style-name="T6">ptr = (int *) realloc (ptr, n * sizeof(int));</text:span></text:p>
      <text:p text:style-name="P76"><text:span text:style-name="T6"><text:tab/></text:span></text:p>
      <text:p text:style-name="P76"><text:span text:style-name="T6">if (ptr == NULL){</text:span></text:p>
      <text:p text:style-name="P76"><text:span text:style-name="T6"><text:s text:c="4"/>cout&lt;&lt;"Memory allocation is not successful";</text:span></text:p>
      <text:p text:style-name="P76"><text:span text:style-name="T6">return 1;</text:span></text:p>
      <text:p text:style-name="P76"><text:span text:style-name="T6">}</text:span></text:p>
      <text:p text:style-name="P76"><text:span text:style-name="T6">for (int j = 0;j &lt; = n; j++){</text:span></text:p>
      <text:p text:style-name="P76"><text:span text:style-name="T6"><text:s text:c="4"/>*(ptr + j ) = j;</text:span></text:p>
      <text:p text:style-name="P76"><text:span text:style-name="T6"><text:s text:c="5"/>sum +=*( ptr + j);<text:tab/></text:span></text:p>
      <text:p text:style-name="P76"><text:span text:style-name="T6">}</text:span></text:p>
      <text:p text:style-name="P76"><text:span text:style-name="T6">cout&lt;&lt;"sum="&lt;&lt;sum;</text:span></text:p>
      <text:p text:style-name="P76"><text:span text:style-name="T6">free(ptr);</text:span></text:p>
      <text:p text:style-name="P76"><text:span text:style-name="T6">return 0;</text:span></text:p>
      <text:p text:style-name="P67"><text:span text:style-name="T6"><text:s/>}</text:span></text:p>
      <text:p text:style-name="P58"/>
      <text:p text:style-name="P58"/>
      <text:p text:style-name="P67"><text:span text:style-name="T4">Question No: 48 <text:s text:c="4"/>(Marks: 05)</text:span><draw:frame draw:style-name="fr1" draw:name="Image48" text:anchor-type="as-char" svg:width="6.1354in" svg:height="0.0161in" draw:z-index="47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 </text:span></text:p>
      <text:p text:style-name="P58"/>
      <text:p text:style-name="P67"><text:span text:style-name="T10">Trace the output of the following code.</text:span></text:p>
      <text:p text:style-name="P58"/>
      <text:p text:style-name="P72"><text:span text:style-name="T6">class first</text:span></text:p>
      <text:p text:style-name="P72"><text:span text:style-name="T6">{</text:span></text:p>
      <text:p text:style-name="P72"><text:span text:style-name="T6"><text:s/>friend void add(first *, int);</text:span></text:p>
      <text:p text:style-name="P72"><text:soft-page-break/><text:span text:style-name="T6"><text:s/>private:</text:span></text:p>
      <text:p text:style-name="P72"><text:span text:style-name="T6"><text:s/><text:tab/>int variable;</text:span></text:p>
      <text:p text:style-name="P72"><text:span text:style-name="T6"><text:s/>public:</text:span></text:p>
      <text:p text:style-name="P73"><text:span text:style-name="T6"><text:s/>void print() </text:span></text:p>
      <text:p text:style-name="P73"><text:span text:style-name="T6"><text:s/>{ </text:span></text:p>
      <text:p text:style-name="P72"><text:span text:style-name="T6"><text:s text:c="16"/>cout &lt;&lt; "Variable = " &lt;&lt;variable&lt;&lt;endl; </text:span></text:p>
      <text:p text:style-name="P72"><text:span text:style-name="T6"><text:s/><text:tab/>}</text:span></text:p>
      <text:p text:style-name="P72"><text:span text:style-name="T6"><text:s/><text:tab/>first();</text:span></text:p>
      <text:p text:style-name="P72"><text:span text:style-name="T6">};</text:span></text:p>
      <text:p text:style-name="P72"><text:span text:style-name="T6">first::first()</text:span></text:p>
      <text:p text:style-name="P72"><text:span text:style-name="T6">{</text:span></text:p>
      <text:p text:style-name="P72"><text:span text:style-name="T6"><text:s/>variable = 0;</text:span></text:p>
      <text:p text:style-name="P72"><text:span text:style-name="T6">}</text:span></text:p>
      <text:p text:style-name="P72"><text:span text:style-name="T6">void add(first *x, int y){</text:span></text:p>
      <text:p text:style-name="P72"><text:span text:style-name="T6"><text:s/><text:tab/>x-&gt;variable += y; </text:span></text:p>
      <text:p text:style-name="P72"><text:span text:style-name="T6">}</text:span></text:p>
      <text:p text:style-name="P72"><text:span text:style-name="T6"><text:line-break/>int main(){</text:span></text:p>
      <text:p text:style-name="P72"><text:span text:style-name="T6"><text:s text:c="2"/>first z;</text:span></text:p>
      <text:p text:style-name="P72"><text:span text:style-name="T6"><text:s text:c="2"/>z.print();</text:span></text:p>
      <text:p text:style-name="P72"><text:span text:style-name="T6"><text:s text:c="2"/>add(&amp;z, 10);</text:span></text:p>
      <text:p text:style-name="P72"><text:span text:style-name="T6"><text:s text:c="2"/>z.print();</text:span></text:p>
      <text:p text:style-name="P72"><text:span text:style-name="T6">} <text:s/></text:span></text:p>
      <text:p text:style-name="P58"/>
      <text:p text:style-name="P67"><text:span text:style-name="T4">Question No: 49 <text:s text:c="4"/>(Marks: 05) </text:span></text:p>
      <text:p text:style-name="P67"><draw:frame draw:style-name="fr1" draw:name="Image49" text:anchor-type="as-char" svg:width="6.1354in" svg:height="0.0161in" draw:z-index="48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9"><text:span text:style-name="T7">Write the C++ syntax to create and delete a dynamic array using new and delete operator</text:span><text:span text:style-name="T2">.</text:span></text:p>
      <text:p text:style-name="P58"/>
      <text:p text:style-name="P67"><text:span text:style-name="T4">Question No: 50 <text:s text:c="4"/>(Marks: 05) </text:span><draw:frame draw:style-name="fr1" draw:name="Image50" text:anchor-type="as-char" svg:width="6.1354in" svg:height="0.0161in" draw:z-index="49"><draw:image xlink:href="Pictures/1000018000017D9400000158B51E5434.wmf" xlink:type="simple" xlink:show="embed" xlink:actuate="onLoad" draw:mime-type="image/x-wmf"/><draw:image xlink:href="Pictures/1000000100000E6C0000000DC1F3BC54.png" xlink:type="simple" xlink:show="embed" xlink:actuate="onLoad" draw:mime-type="image/png"/></draw:frame><text:span text:style-name="T4"><text:s/></text:span></text:p>
      <text:p text:style-name="P58"/>
      <text:p text:style-name="P67"><text:span text:style-name="T6">Carefully read and analyze the following code and determine its output.</text:span></text:p>
      <text:p text:style-name="P45"/>
      <text:p text:style-name="P67"><text:span text:style-name="T6">class One {</text:span></text:p>
      <text:p text:style-name="P67"><text:span text:style-name="T6"><text:s text:c="6"/>public:</text:span></text:p>
      <text:p text:style-name="P67"><text:span text:style-name="T6"><text:s text:c="6"/><text:tab/>One(){</text:span></text:p>
      <text:p text:style-name="P67"><text:span text:style-name="T6"><text:s text:c="6"/><text:tab/> <text:s text:c="2"/>cout &lt;&lt; "Class One Constructor" &lt;&lt; endl;</text:span></text:p>
      <text:p text:style-name="P67"><text:span text:style-name="T6"><text:s text:c="11"/>}</text:span></text:p>
      <text:p text:style-name="P67"><text:span text:style-name="T6"><text:tab/>~One(){</text:span></text:p>
      <text:p text:style-name="P67"><text:span text:style-name="T6"><text:tab/> <text:s text:c="2"/>cout &lt;&lt; "Class One Destructor" &lt;&lt; endl;</text:span></text:p>
      <text:p text:style-name="P67"><text:span text:style-name="T6"><text:tab/> <text:s/>}</text:span></text:p>
      <text:p text:style-name="P67"><text:span text:style-name="T6">};</text:span></text:p>
      <text:p text:style-name="P67"><text:span text:style-name="T6">class Three {</text:span></text:p>
      <text:p text:style-name="P67"><text:span text:style-name="T6"><text:tab/>private:</text:span></text:p>
      <text:p text:style-name="P67"><text:span text:style-name="T6"><text:tab/><text:tab/>One one;</text:span></text:p>
      <text:p text:style-name="P67"><text:soft-page-break/><text:span text:style-name="T6"><text:tab/>public:</text:span></text:p>
      <text:p text:style-name="P67"><text:span text:style-name="T6"><text:tab/><text:tab/>Three() {</text:span></text:p>
      <text:p text:style-name="P67"><text:span text:style-name="T6"><text:tab/><text:tab/> cout &lt;&lt; "Class Three Constructor" &lt;&lt; endl;</text:span></text:p>
      <text:p text:style-name="P67"><text:span text:style-name="T6"><text:tab/><text:tab/>}</text:span></text:p>
      <text:p text:style-name="P67"><text:span text:style-name="T6"><text:tab/><text:tab/>~Three(){</text:span></text:p>
      <text:p text:style-name="P67"><text:span text:style-name="T6"><text:tab/><text:tab/><text:tab/>cout &lt;&lt; "Class three Destructor" &lt;&lt; endl;</text:span></text:p>
      <text:p text:style-name="P67"><text:span text:style-name="T6"><text:tab/><text:tab/>}</text:span></text:p>
      <text:p text:style-name="P67"><text:span text:style-name="T6"><text:tab/></text:span></text:p>
      <text:p text:style-name="P67"><text:span text:style-name="T6">};</text:span></text:p>
      <text:p text:style-name="P67"><text:span text:style-name="T6">class Two {</text:span></text:p>
      <text:p text:style-name="P67"><text:span text:style-name="T6"><text:s text:c="8"/></text:span></text:p>
      <text:p text:style-name="P67"><text:span text:style-name="T6"><text:s text:c="6"/>private:</text:span></text:p>
      <text:p text:style-name="P67"><text:span text:style-name="T6"><text:s text:c="7"/>Three three; <text:s/><text:tab/></text:span></text:p>
      <text:p text:style-name="P67"><text:span text:style-name="T6"><text:s text:c="6"/>public:</text:span></text:p>
      <text:p text:style-name="P67"><text:span text:style-name="T6"><text:s text:c="6"/><text:tab/>Two(){</text:span></text:p>
      <text:p text:style-name="P67"><text:span text:style-name="T6"><text:s text:c="6"/><text:tab/> cout &lt;&lt; "Class Two Constructor" &lt;&lt; endl;</text:span></text:p>
      <text:p text:style-name="P67"><text:span text:style-name="T6"><text:tab/>}</text:span></text:p>
      <text:p text:style-name="P67"><text:span text:style-name="T6">};</text:span></text:p>
      <text:p text:style-name="P45"/>
      <text:p text:style-name="P67"><text:span text:style-name="T6">int main()</text:span></text:p>
      <text:p text:style-name="P67"><text:span text:style-name="T6">{</text:span></text:p>
      <text:p text:style-name="P67"><text:span text:style-name="T6"><text:s text:c="3"/>Two two;</text:span></text:p>
      <text:p text:style-name="P67"><text:span text:style-name="T6"><text:s text:c="3"/>return 0;</text:span></text:p>
      <text:p text:style-name="P67"><text:span text:style-name="T6">}</text:span></text:p>
      <text:p text:style-name="P58"/>
      <text:p text:style-name="P58"/>
      <text:p text:style-name="P58"/>
      <text:p text:style-name="P58"/>
      <text:p text:style-name="P67"><text:span text:style-name="T10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宋体" style:font-size-asian="10pt" style:language-asian="en" style:country-asian="US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宋体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Arial" fo:font-family="Arial" style:font-family-generic="roman" style:font-pitch="variable" fo:font-size="12pt" style:text-underline-style="non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nnotation_20_text" style:display-name="annotation text" style:family="paragraph">
      <style:paragraph-properties fo:margin-top="0in" fo:margin-bottom="0.139in" style:contextual-spacing="false" fo:text-align="start" style:justify-single-word="false" fo:orphans="0" fo:widows="0" style:writing-mode="lr-tb"/>
      <style:text-properties fo:color="#000000" loext:opacity="100%" style:font-name="Calibri" fo:font-family="Calibri" style:font-family-generic="roman" style:font-pitch="variable" style:text-underline-style="none" style:font-name-asian="Calibri1" style:font-family-asian="Calibri" style:font-family-generic-asian="system" style:font-pitch-asian="variable" style:font-size-complex="12pt"/>
    </style:style>
    <style:style style:name="_5f_Style_20_1" style:display-name="_Style 1" style:family="paragraph" style:next-style-name="Standard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fo:font-size="12pt" style:text-underline-style="none" style:font-size-asian="12pt" style:font-size-complex="12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fo:color="#000000" loext:opacity="100%" style:font-name="Calibri" fo:font-family="Calibri" style:font-family-generic="roman" style:font-pitch="variable" fo:font-size="11pt" style:text-underline-style="none" style:font-name-asian="Calibri1" style:font-family-asian="Calibri" style:font-family-generic-asian="system" style:font-pitch-asian="variable" style:font-size-asian="11pt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>
      <style:text-properties fo:color="#000000" loext:opacity="100%" fo:font-size="8pt" style:text-underline-style="none" style:font-size-asian="8pt" style:font-size-complex="12pt"/>
    </style:style>
    <style:style style:name="Comment_20_Text_20_Char" style:display-name="Comment Text Char" style:family="text">
      <style:text-properties fo:color="#000000" loext:opacity="100%" fo:font-size="10pt" style:text-underline-style="none" style:font-size-asian="10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宋体" style:font-family-asian="宋体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2953in" fo:margin-left="0.2953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-0.0035in" fo:margin-left="0.2953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>
          <style:list-level-label-alignment text:label-followed-by="listtab" text:list-tab-stop-position="0.2953in" fo:text-indent="0.2882in" fo:margin-left="0.2953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0.2953in" fo:text-indent="0.5799in" fo:margin-left="0.2953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0.8717in" fo:margin-left="0.2953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>
          <style:list-level-label-alignment text:label-followed-by="listtab" text:list-tab-stop-position="0.2953in" fo:text-indent="1.1634in" fo:margin-left="0.295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0.2953in" fo:text-indent="1.4547in" fo:margin-left="0.2953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953in" fo:text-indent="1.7465in" fo:margin-left="0.2953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0.2953in" fo:text-indent="2.0382in" fo:margin-left="0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ackground-color="#424242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424242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424242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umairaafzal</meta:initial-creator>
    <meta:editing-cycles>63</meta:editing-cycles>
    <meta:creation-date>2023-02-08T04:59:00</meta:creation-date>
    <dc:date>2025-07-30T04:40:06.317044533</dc:date>
    <meta:editing-duration>PT11H41M16S</meta:editing-duration>
    <meta:generator>LibreOffice/7.6.7.2$Linux_X86_64 LibreOffice_project/60$Build-2</meta:generator>
    <meta:document-statistic meta:table-count="0" meta:image-count="50" meta:object-count="0" meta:page-count="17" meta:paragraph-count="497" meta:word-count="2042" meta:character-count="11316" meta:non-whitespace-character-count="9209"/>
    <meta:user-defined meta:name="AppVersion">16.0000</meta:user-defined>
    <meta:user-defined meta:name="ICV">CAAA648174E8424298C8DA3CCBF82351</meta:user-defined>
    <meta:user-defined meta:name="KSOProductBuildVer">1033-11.2.0.11130</meta:user-defined>
    <meta:template xlink:type="simple" xlink:actuate="onRequest" xlink:title="Normal" xlink:href=""/>
  </office:meta>
</office:document-meta>
</file>